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E500000066846385532C7BB215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Monospace1" svg:font-family="Monospace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Consolas" svg:font-family="Consolas" style:font-family-generic="roman" style:font-pitch="variable"/>
    <style:font-face style:name="HelveticaBold" svg:font-family="HelveticaBold" style:font-family-generic="roman" style:font-pitch="variable"/>
    <style:font-face style:name="Liberation Serif" svg:font-family="'Liberation Serif'" style:font-family-generic="roman" style:font-pitch="variable"/>
    <style:font-face style:name="Lucida Grande" svg:font-family="'Lucida Grande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ula2" style:family="table">
      <style:table-properties style:width="16.468cm" fo:margin-top="0cm" fo:margin-bottom="0cm" table:align="center" style:writing-mode="lr-tb"/>
    </style:style>
    <style:style style:name="Taula2.A" style:family="table-column">
      <style:table-column-properties style:column-width="1.623cm"/>
    </style:style>
    <style:style style:name="Taula2.B" style:family="table-column">
      <style:table-column-properties style:column-width="2.986cm"/>
    </style:style>
    <style:style style:name="Taula2.C" style:family="table-column">
      <style:table-column-properties style:column-width="2.499cm"/>
    </style:style>
    <style:style style:name="Taula2.D" style:family="table-column">
      <style:table-column-properties style:column-width="9.359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f3901d" fo:padding-left="0.138cm" fo:padding-right="0.125cm" fo:padding-top="0cm" fo:padding-bottom="0cm" fo:border="0.75pt solid #f3901d">
        <style:background-image/>
      </style:table-cell-properties>
    </style:style>
    <style:style style:name="Taula2.A2" style:family="table-cell">
      <style:table-cell-properties fo:padding-left="0.138cm" fo:padding-right="0.125cm" fo:padding-top="0cm" fo:padding-bottom="0cm" fo:border="0.75pt solid #f3901d"/>
    </style:style>
    <style:style style:name="Taula2.B2" style:family="table-cell">
      <style:table-cell-properties fo:padding-left="0.138cm" fo:padding-right="0.125cm" fo:padding-top="0cm" fo:padding-bottom="0cm" fo:border="0.75pt solid #f3901d"/>
    </style:style>
    <style:style style:name="Taula2.C2" style:family="table-cell">
      <style:table-cell-properties fo:padding-left="0.138cm" fo:padding-right="0.125cm" fo:padding-top="0cm" fo:padding-bottom="0cm" fo:border="0.75pt solid #f3901d"/>
    </style:style>
    <style:style style:name="Taula2.D2" style:family="table-cell">
      <style:table-cell-properties fo:padding-left="0.138cm" fo:padding-right="0.125cm" fo:padding-top="0cm" fo:padding-bottom="0cm" fo:border="0.75pt solid #f3901d"/>
    </style:style>
    <style:style style:name="Taula2.A3" style:family="table-cell">
      <style:table-cell-properties style:vertical-align="middle" fo:padding-left="0.138cm" fo:padding-right="0.125cm" fo:padding-top="0cm" fo:padding-bottom="0cm" fo:border="0.75pt solid #f3901d"/>
    </style:style>
    <style:style style:name="Taula2.B3" style:family="table-cell">
      <style:table-cell-properties style:vertical-align="middle" fo:padding-left="0.138cm" fo:padding-right="0.125cm" fo:padding-top="0cm" fo:padding-bottom="0cm" fo:border="0.75pt solid #f3901d"/>
    </style:style>
    <style:style style:name="Taula2.C3" style:family="table-cell">
      <style:table-cell-properties style:vertical-align="middle" fo:padding-left="0.138cm" fo:padding-right="0.125cm" fo:padding-top="0cm" fo:padding-bottom="0cm" fo:border="0.75pt solid #f3901d"/>
    </style:style>
    <style:style style:name="Taula2.D3" style:family="table-cell">
      <style:table-cell-properties style:vertical-align="middle" fo:padding-left="0.138cm" fo:padding-right="0.125cm" fo:padding-top="0cm" fo:padding-bottom="0cm" fo:border="0.75pt solid #f3901d"/>
    </style:style>
    <style:style style:name="Taula2.A4" style:family="table-cell">
      <style:table-cell-properties style:vertical-align="middle" fo:padding-left="0.138cm" fo:padding-right="0.125cm" fo:padding-top="0cm" fo:padding-bottom="0cm" fo:border="0.75pt solid #f3901d"/>
    </style:style>
    <style:style style:name="Taula2.B4" style:family="table-cell">
      <style:table-cell-properties style:vertical-align="middle" fo:padding-left="0.138cm" fo:padding-right="0.125cm" fo:padding-top="0cm" fo:padding-bottom="0cm" fo:border="0.75pt solid #f3901d"/>
    </style:style>
    <style:style style:name="Taula2.C4" style:family="table-cell">
      <style:table-cell-properties style:vertical-align="middle" fo:padding-left="0.138cm" fo:padding-right="0.125cm" fo:padding-top="0cm" fo:padding-bottom="0cm" fo:border="0.75pt solid #f3901d"/>
    </style:style>
    <style:style style:name="Taula2.D4" style:family="table-cell">
      <style:table-cell-properties style:vertical-align="middle" fo:padding-left="0.138cm" fo:padding-right="0.125cm" fo:padding-top="0cm" fo:padding-bottom="0cm" fo:border="0.75pt solid #f3901d"/>
    </style:style>
    <style:style style:name="P1" style:family="paragraph" style:parent-style-name="Header">
      <style:paragraph-properties fo:text-align="end" style:justify-single-word="false"/>
      <style:text-properties fo:color="#cc3300" style:font-name="Calibri1" fo:font-weight="bold" style:font-weight-asian="bold" style:font-name-complex="Arial1"/>
    </style:style>
    <style:style style:name="P2" style:family="paragraph" style:parent-style-name="Footer">
      <style:paragraph-properties fo:margin-left="-0.123cm" fo:margin-right="0cm" fo:text-indent="0cm" style:auto-text-indent="false"/>
      <style:text-properties style:font-name="Calibri1" fo:font-size="11pt" style:font-size-asian="11pt"/>
    </style:style>
    <style:style style:name="P3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1" fo:font-size="11pt" style:font-size-asian="11pt" style:font-size-complex="11pt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fo:color="#000000" style:font-name="Monospace" fo:font-size="8pt" fo:background-color="#e8f2fe" style:font-size-asian="8pt" style:font-size-complex="12pt"/>
    </style:style>
    <style:style style:name="P6" style:family="paragraph" style:parent-style-name="Standard">
      <style:text-properties fo:color="#000000" style:font-name="Monospace" fo:font-size="8pt" officeooo:rsid="0014bf21" officeooo:paragraph-rsid="0014bf21" style:font-size-asian="8pt"/>
    </style:style>
    <style:style style:name="P7" style:family="paragraph" style:parent-style-name="Standard">
      <style:text-properties fo:color="#000000" style:font-name="Monospace" fo:font-size="8pt" officeooo:rsid="0020878a" officeooo:paragraph-rsid="00275d87" style:font-size-asian="8pt"/>
    </style:style>
    <style:style style:name="P8" style:family="paragraph" style:parent-style-name="Standard">
      <style:text-properties fo:color="#000000" style:font-name="Monospace" fo:font-size="8pt" officeooo:rsid="0020878a" officeooo:paragraph-rsid="0020878a" style:font-size-asian="8pt"/>
    </style:style>
    <style:style style:name="P9" style:family="paragraph" style:parent-style-name="Standard">
      <style:paragraph-properties fo:text-align="start" style:justify-single-word="false"/>
      <style:text-properties fo:color="#000000" style:font-name="Monospace" fo:font-size="8pt" style:font-size-asian="8pt"/>
    </style:style>
    <style:style style:name="P10" style:family="paragraph" style:parent-style-name="Standard">
      <style:text-properties fo:color="#000000" style:font-name="Monospace" fo:font-size="8pt" style:text-underline-style="none" fo:font-weight="normal" officeooo:rsid="0020878a" officeooo:paragraph-rsid="00240caf" style:font-size-asian="8pt" style:font-weight-asian="normal" style:font-size-complex="11pt" style:font-weight-complex="normal"/>
    </style:style>
    <style:style style:name="P11" style:family="paragraph" style:parent-style-name="Standard">
      <style:text-properties fo:color="#000000" style:font-name="Monospace" fo:font-size="8pt" style:text-underline-style="none" fo:font-weight="normal" officeooo:rsid="0020878a" officeooo:paragraph-rsid="00240caf" fo:background-color="#e8f2fe" style:font-size-asian="8pt" style:font-weight-asian="normal" style:font-size-complex="11pt" style:font-weight-complex="normal"/>
    </style:style>
    <style:style style:name="P12" style:family="paragraph" style:parent-style-name="Standard">
      <style:text-properties fo:color="#000000" style:font-name="Monospace" fo:font-size="8pt" style:text-underline-style="none" fo:font-weight="bold" officeooo:rsid="0020878a" officeooo:paragraph-rsid="00240caf" style:font-size-asian="8pt" style:font-weight-asian="bold" style:font-size-complex="11pt" style:font-weight-complex="bold"/>
    </style:style>
    <style:style style:name="P13" style:family="paragraph" style:parent-style-name="Standard">
      <style:text-properties fo:color="#000000" style:font-name="Consolas" fo:font-size="10pt" style:text-underline-style="none" fo:font-weight="normal" officeooo:rsid="00609231" officeooo:paragraph-rsid="00609231" fo:background-color="#e8f2fe" style:font-size-asian="10pt" style:font-weight-asian="normal" style:font-size-complex="11pt" style:font-weight-complex="normal"/>
    </style:style>
    <style:style style:name="P14" style:family="paragraph" style:parent-style-name="Standard">
      <style:text-properties fo:color="#000000" style:font-name="Consolas" fo:font-size="10pt" style:text-underline-style="none" fo:font-weight="bold" officeooo:rsid="00609231" officeooo:paragraph-rsid="00609231" fo:background-color="#e8f2fe" style:font-size-asian="10pt" style:font-weight-asian="bold" style:font-size-complex="11pt" style:font-weight-complex="normal"/>
    </style:style>
    <style:style style:name="P15" style:family="paragraph" style:parent-style-name="Standard">
      <style:text-properties style:font-name="Calibri" fo:font-size="11pt" style:text-underline-style="none" fo:font-weight="bold" officeooo:rsid="0020878a" officeooo:paragraph-rsid="00240caf" style:font-size-asian="11pt" style:font-weight-asian="bold" style:font-size-complex="11pt" style:font-weight-complex="bold"/>
    </style:style>
    <style:style style:name="P16" style:family="paragraph" style:parent-style-name="Standard">
      <style:text-properties style:font-name="Calibri" fo:font-size="11pt" style:text-underline-style="none" fo:font-weight="normal" officeooo:rsid="0020878a" officeooo:paragraph-rsid="00240caf" fo:background-color="transparent" style:font-size-asian="11pt" style:font-weight-asian="normal" style:font-size-complex="11pt" style:font-weight-complex="normal"/>
    </style:style>
    <style:style style:name="P17" style:family="paragraph" style:parent-style-name="Standard">
      <style:text-properties style:font-name="Calibri" fo:font-size="11pt" style:text-underline-style="none" fo:font-weight="normal" officeooo:rsid="0020878a" officeooo:paragraph-rsid="00240caf" style:font-size-asian="11pt" style:font-weight-asian="normal" style:font-size-complex="11pt" style:font-weight-complex="normal"/>
    </style:style>
    <style:style style:name="P18" style:family="paragraph" style:parent-style-name="Standard">
      <style:text-properties style:font-name="Calibri1" officeooo:rsid="0020878a" officeooo:paragraph-rsid="00275d87"/>
    </style:style>
    <style:style style:name="P19" style:family="paragraph" style:parent-style-name="Standard">
      <style:text-properties officeooo:paragraph-rsid="00275d87"/>
    </style:style>
    <style:style style:name="P20" style:family="paragraph" style:parent-style-name="Standard">
      <style:text-properties fo:color="#7f0055" style:font-name="Monospace" fo:font-size="8pt" fo:font-weight="bold" officeooo:rsid="0020878a" officeooo:paragraph-rsid="00275d87" style:font-size-asian="8pt" style:font-weight-asian="bold"/>
    </style:style>
    <style:style style:name="P21" style:family="paragraph" style:parent-style-name="Standard">
      <style:text-properties fo:color="#7f0055" style:font-name="Monospace" fo:font-size="8pt" style:text-underline-style="none" fo:font-weight="bold" officeooo:rsid="0020878a" officeooo:paragraph-rsid="00240caf" style:font-size-asian="8pt" style:font-weight-asian="bold" style:font-size-complex="11pt" style:font-weight-complex="bold"/>
    </style:style>
    <style:style style:name="P22" style:family="paragraph" style:parent-style-name="Standard">
      <style:text-properties fo:color="#7f0055" style:font-name="Monospace" fo:font-size="8pt" style:text-underline-style="none" fo:font-weight="bold" officeooo:rsid="0020878a" officeooo:paragraph-rsid="00451b96" style:font-size-asian="8pt" style:font-weight-asian="bold" style:font-size-complex="11pt" style:font-weight-complex="bold"/>
    </style:style>
    <style:style style:name="P23" style:family="paragraph" style:parent-style-name="Standard">
      <style:text-properties fo:color="#646464" style:font-name="Monospace" fo:font-size="8pt" fo:background-color="#e8f2fe" style:font-size-asian="8pt"/>
    </style:style>
    <style:style style:name="P24" style:family="paragraph" style:parent-style-name="Standard">
      <style:text-properties fo:color="#646464" style:font-name="Monospace" fo:font-size="8pt" officeooo:paragraph-rsid="00451b96" fo:background-color="#e8f2fe" style:font-size-asian="8pt"/>
    </style:style>
    <style:style style:name="P25" style:family="paragraph" style:parent-style-name="Standard">
      <style:text-properties fo:color="#3f7f5f" style:font-name="Monospace" fo:font-size="8pt" style:text-underline-style="none" fo:font-weight="normal" officeooo:rsid="0020878a" officeooo:paragraph-rsid="00240caf" style:font-size-asian="8pt" style:font-weight-asian="normal" style:font-size-complex="11pt" style:font-weight-complex="normal"/>
    </style:style>
    <style:style style:name="P26" style:family="paragraph" style:parent-style-name="Standard">
      <style:text-properties fo:color="#3f7f5f" style:font-name="Monospace" fo:font-size="8pt" style:text-underline-style="none" fo:font-weight="normal" officeooo:rsid="00609231" officeooo:paragraph-rsid="00609231" style:font-size-asian="8pt" style:font-weight-asian="normal" style:font-size-complex="11pt" style:font-weight-complex="normal"/>
    </style:style>
    <style:style style:name="P27" style:family="paragraph" style:parent-style-name="Standard">
      <style:text-properties fo:color="#3f7f5f" style:font-name="Monospace" fo:font-size="8pt" style:text-underline-style="solid" style:text-underline-width="auto" style:text-underline-color="font-color" fo:font-weight="normal" officeooo:rsid="0020878a" officeooo:paragraph-rsid="00240caf" style:font-size-asian="8pt" style:font-weight-asian="normal" style:font-size-complex="11pt" style:font-weight-complex="normal"/>
    </style:style>
    <style:style style:name="P28" style:family="paragraph" style:parent-style-name="Standard">
      <style:text-properties officeooo:paragraph-rsid="005f6c58"/>
    </style:style>
    <style:style style:name="P29" style:family="paragraph" style:parent-style-name="Standard">
      <style:paragraph-properties fo:text-align="start" style:justify-single-word="false"/>
      <style:text-properties officeooo:rsid="00654bdb" officeooo:paragraph-rsid="00654bdb"/>
    </style:style>
    <style:style style:name="P30" style:family="paragraph" style:parent-style-name="Standard">
      <style:paragraph-properties fo:text-align="start" style:justify-single-word="false"/>
      <style:text-properties style:font-name="Monospace1" fo:font-size="8pt" officeooo:rsid="00654bdb" officeooo:paragraph-rsid="00654bdb" style:font-size-asian="8pt" style:font-size-complex="8pt"/>
    </style:style>
    <style:style style:name="P31" style:family="paragraph" style:parent-style-name="Standard">
      <style:text-properties officeooo:rsid="006bd257" officeooo:paragraph-rsid="006bd257"/>
    </style:style>
    <style:style style:name="P32" style:family="paragraph" style:parent-style-name="Standard">
      <style:text-properties officeooo:rsid="006eab4c" officeooo:paragraph-rsid="006eab4c"/>
    </style:style>
    <style:style style:name="P33" style:family="paragraph" style:parent-style-name="Footer">
      <style:paragraph-properties fo:text-align="end" style:justify-single-word="false"/>
      <style:text-properties style:font-name="Calibri1" fo:font-size="11pt" style:font-size-asian="11pt"/>
    </style:style>
    <style:style style:name="P34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font-name="Calibri1" fo:font-size="12pt" style:font-size-asian="12pt" style:font-size-complex="12pt"/>
    </style:style>
    <style:style style:name="P35" style:family="paragraph" style:parent-style-name="CatSalut_20_10">
      <style:text-properties style:font-name="Calibri1"/>
    </style:style>
    <style:style style:name="P36" style:family="paragraph" style:parent-style-name="CatSalut_20_10">
      <style:text-properties style:font-name="Calibri1" fo:font-size="12pt" style:font-size-asian="12pt"/>
    </style:style>
    <style:style style:name="P37" style:family="paragraph" style:parent-style-name="CatSalut_20_10">
      <style:text-properties style:font-name="Calibri1" fo:font-size="12pt" style:font-size-asian="12pt" style:font-size-complex="12pt"/>
    </style:style>
    <style:style style:name="P38" style:family="paragraph" style:parent-style-name="CatSalut_20_10">
      <style:text-properties style:font-name="Calibri1" fo:font-size="12pt" officeooo:rsid="00240caf" style:font-size-asian="12pt" style:font-size-complex="12pt"/>
    </style:style>
    <style:style style:name="P39" style:family="paragraph" style:parent-style-name="CatSalut_20_10">
      <style:text-properties style:font-name="Calibri1" fo:font-size="12pt" officeooo:rsid="00240caf" officeooo:paragraph-rsid="00240caf" style:font-size-asian="12pt" style:font-size-complex="12pt"/>
    </style:style>
    <style:style style:name="P40" style:family="paragraph" style:parent-style-name="CatSalut_20_10">
      <style:text-properties style:font-name="Calibri1" fo:font-size="12pt" officeooo:rsid="00159ab6" officeooo:paragraph-rsid="00159ab6" style:font-size-asian="12pt"/>
    </style:style>
    <style:style style:name="P41" style:family="paragraph" style:parent-style-name="CatSalut_20_10">
      <style:text-properties fo:color="#ffffff" style:font-name="Calibri1" fo:font-size="12pt" fo:font-weight="bold" style:font-size-asian="12pt" style:font-weight-asian="bold" style:font-size-complex="12pt"/>
    </style:style>
    <style:style style:name="P42" style:family="paragraph" style:parent-style-name="CatSalut_20_10">
      <style:text-properties officeooo:rsid="001776e3" officeooo:paragraph-rsid="00159ab6"/>
    </style:style>
    <style:style style:name="P43" style:family="paragraph" style:parent-style-name="CatSalut_20_10">
      <style:text-properties officeooo:paragraph-rsid="001f0fb8"/>
    </style:style>
    <style:style style:name="P44" style:family="paragraph" style:parent-style-name="CatSalut_20_10">
      <style:text-properties fo:color="#7f0055" style:font-name="Monospace" fo:font-size="8pt" fo:font-weight="bold" officeooo:rsid="0014bf21" officeooo:paragraph-rsid="001f0fb8" style:font-size-asian="8pt" style:font-weight-asian="bold"/>
    </style:style>
    <style:style style:name="P45" style:family="paragraph" style:parent-style-name="CatSalut_20_10">
      <style:text-properties style:font-name="Arial" fo:font-size="10pt" fo:language="ca" fo:country="ES" officeooo:rsid="0011f3ca" officeooo:paragraph-rsid="00240caf" style:font-size-asian="10pt" style:font-name-complex="Arial1" style:font-size-complex="9pt"/>
    </style:style>
    <style:style style:name="P46" style:family="paragraph" style:parent-style-name="CatSalut_20_10">
      <style:text-properties officeooo:paragraph-rsid="00451b96"/>
    </style:style>
    <style:style style:name="P47" style:family="paragraph" style:parent-style-name="Normal_20_IBM">
      <style:text-properties style:font-name="Calibri1"/>
    </style:style>
    <style:style style:name="P48" style:family="paragraph" style:parent-style-name="Normal_20_IBM">
      <style:text-properties style:font-name="Calibri1" fo:font-size="12pt" style:font-size-asian="12pt"/>
    </style:style>
    <style:style style:name="P49" style:family="paragraph" style:parent-style-name="Normal_20_IBM">
      <style:text-properties style:font-name="Calibri1" officeooo:rsid="0020878a" officeooo:paragraph-rsid="0020878a"/>
    </style:style>
    <style:style style:name="P50" style:family="paragraph" style:parent-style-name="CatSalut_20_capitol">
      <style:text-properties style:font-name="Calibri1"/>
    </style:style>
    <style:style style:name="P51" style:family="paragraph" style:parent-style-name="CatSalut_20_capitol">
      <style:text-properties style:font-name="Calibri1" officeooo:paragraph-rsid="00240caf"/>
    </style:style>
    <style:style style:name="P52" style:family="paragraph" style:parent-style-name="CatSalut_20_tasca">
      <style:paragraph-properties fo:margin-left="2.752cm" fo:margin-right="0cm" fo:text-indent="-2.752cm" style:auto-text-indent="false"/>
      <style:text-properties officeooo:paragraph-rsid="001099a1"/>
    </style:style>
    <style:style style:name="P53" style:family="paragraph" style:parent-style-name="Standard">
      <style:paragraph-properties fo:margin-left="1.27cm" fo:margin-right="0cm" fo:text-align="start" style:justify-single-word="false" fo:text-indent="0cm" style:auto-text-indent="false"/>
    </style:style>
    <style:style style:name="P54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officeooo:paragraph-rsid="00451b96"/>
    </style:style>
    <style:style style:name="P55" style:family="paragraph" style:parent-style-name="Standard">
      <style:paragraph-properties fo:margin-left="1.27cm" fo:margin-right="0cm" fo:text-indent="0cm" style:auto-text-indent="false"/>
      <style:text-properties fo:color="#000000" style:font-name="Monospace" fo:font-size="8pt" officeooo:rsid="0014bf21" officeooo:paragraph-rsid="0014bf21" style:font-size-asian="8pt"/>
    </style:style>
    <style:style style:name="P56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color="#000000" style:font-name="Monospace" fo:font-size="8pt" style:font-size-asian="8pt"/>
    </style:style>
    <style:style style:name="P57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color="#000000" style:font-name="Monospace" fo:font-size="8pt" officeooo:paragraph-rsid="00451b96" style:font-size-asian="8pt"/>
    </style:style>
    <style:style style:name="P58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style:font-name="Monospace" fo:font-size="8pt" style:font-size-asian="8pt"/>
    </style:style>
    <style:style style:name="P59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style:font-name="Monospace" fo:font-size="8pt" officeooo:paragraph-rsid="00451b96" style:font-size-asian="8pt"/>
    </style:style>
    <style:style style:name="P60" style:family="paragraph" style:parent-style-name="Standard">
      <style:paragraph-properties fo:margin-left="1.27cm" fo:margin-right="0cm" fo:text-indent="0cm" style:auto-text-indent="false"/>
      <style:text-properties fo:color="#7f0055" style:font-name="Monospace" fo:font-size="8pt" fo:font-weight="bold" officeooo:rsid="0014bf21" officeooo:paragraph-rsid="0014bf21" style:font-size-asian="8pt" style:font-weight-asian="bold"/>
    </style:style>
    <style:style style:name="P61" style:family="paragraph" style:parent-style-name="CatSalut_20_10">
      <style:paragraph-properties fo:margin-left="1.27cm" fo:margin-right="0cm" fo:text-indent="0cm" style:auto-text-indent="false"/>
      <style:text-properties officeooo:paragraph-rsid="001f0fb8"/>
    </style:style>
    <style:style style:name="P62" style:family="paragraph" style:parent-style-name="CatSalut_20_10">
      <style:paragraph-properties fo:margin-left="1.27cm" fo:margin-right="0cm" fo:text-indent="0cm" style:auto-text-indent="false"/>
      <style:text-properties fo:color="#000000" style:font-name="Monospace" fo:font-size="8pt" officeooo:rsid="0014bf21" officeooo:paragraph-rsid="001f0fb8" style:font-size-asian="8pt"/>
    </style:style>
    <style:style style:name="P63" style:family="paragraph" style:parent-style-name="Standard">
      <style:paragraph-properties fo:margin-left="1.27cm" fo:margin-right="0cm" fo:text-indent="0cm" style:auto-text-indent="false" fo:break-before="page"/>
      <style:text-properties fo:color="#000000" style:font-name="Monospace" fo:font-size="8pt" officeooo:rsid="0014bf21" officeooo:paragraph-rsid="0014bf21" style:font-size-asian="8pt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40caf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75d87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587dc9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558741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57230f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5a47d2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8pt" style:font-size-asian="8pt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8pt" officeooo:paragraph-rsid="00275d87" style:font-size-asian="8pt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8pt" officeooo:paragraph-rsid="00240caf" style:font-size-asian="8pt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8pt" officeooo:paragraph-rsid="00587dc9" style:font-size-asian="8pt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8pt" officeooo:paragraph-rsid="005a47d2" style:font-size-asian="8pt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8pt" fo:font-weight="bold" style:font-size-asian="8pt" style:font-weight-asian="bold" style:font-weight-complex="bold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8pt" officeooo:paragraph-rsid="00587dc9" fo:background-color="transparent" style:font-size-asian="8pt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8pt" officeooo:paragraph-rsid="00587dc9" fo:background-color="#e8f2fe" style:font-size-asian="8pt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Monospace" fo:font-size="8pt" fo:font-weight="bold" style:font-size-asian="8pt" style:font-weight-asian="bold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Monospace" fo:font-size="8pt" fo:font-weight="bold" officeooo:paragraph-rsid="00240caf" style:font-size-asian="8pt" style:font-weight-asian="bold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Monospace" fo:font-size="8pt" fo:font-weight="bold" officeooo:paragraph-rsid="00587dc9" style:font-size-asian="8pt" style:font-weight-asian="bold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Monospace" fo:font-size="8pt" fo:font-weight="bold" officeooo:paragraph-rsid="005a47d2" style:font-size-asian="8pt" style:font-weight-asian="bold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8pt" style:font-size-asian="8pt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 fo:break-before="page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officeooo:paragraph-rsid="00240caf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officeooo:paragraph-rsid="00587dc9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color="#7f0055" style:font-name="Monospace" fo:font-size="8pt" fo:font-weight="bold" officeooo:paragraph-rsid="00240caf" style:font-size-asian="8pt" style:font-weight-asian="bold"/>
    </style:style>
    <style:style style:name="P88" style:family="paragraph" style:parent-style-name="Standard">
      <style:paragraph-properties fo:break-before="page"/>
      <style:text-properties fo:color="#000000" style:font-name="Monospace" fo:font-size="8pt" style:text-underline-style="none" fo:font-weight="bold" officeooo:rsid="0020878a" officeooo:paragraph-rsid="00240caf" style:font-size-asian="8pt" style:font-weight-asian="bold" style:font-size-complex="11pt" style:font-weight-complex="bold"/>
    </style:style>
    <style:style style:name="P89" style:family="paragraph" style:parent-style-name="Standard" style:list-style-name="L1"/>
    <style:style style:name="P90" style:family="paragraph" style:parent-style-name="Standard" style:list-style-name="L2">
      <style:text-properties officeooo:paragraph-rsid="001776e3"/>
    </style:style>
    <style:style style:name="P91" style:family="paragraph" style:parent-style-name="Standard" style:list-style-name="L2">
      <style:text-properties officeooo:paragraph-rsid="00159ab6"/>
    </style:style>
    <style:style style:name="P92" style:family="paragraph" style:parent-style-name="Standard" style:list-style-name="L3">
      <style:text-properties officeooo:paragraph-rsid="00275d87"/>
    </style:style>
    <style:style style:name="P93" style:family="paragraph" style:parent-style-name="Standard" style:list-style-name="L4">
      <style:paragraph-properties fo:text-align="start" style:justify-single-word="false"/>
      <style:text-properties officeooo:paragraph-rsid="00275d87"/>
    </style:style>
    <style:style style:name="P94" style:family="paragraph" style:parent-style-name="Standard" style:list-style-name="L5">
      <style:paragraph-properties fo:text-align="start" style:justify-single-word="false"/>
      <style:text-properties officeooo:paragraph-rsid="00275d87"/>
    </style:style>
    <style:style style:name="P95" style:family="paragraph" style:parent-style-name="Standard" style:list-style-name="L6">
      <style:paragraph-properties fo:text-align="start" style:justify-single-word="false"/>
    </style:style>
    <style:style style:name="P96" style:family="paragraph" style:parent-style-name="Standard" style:list-style-name="L6">
      <style:text-properties officeooo:paragraph-rsid="00275d87"/>
    </style:style>
    <style:style style:name="P97" style:family="paragraph" style:parent-style-name="Standard">
      <style:text-properties fo:color="#7f0055" style:font-name="Consolas" fo:font-size="10pt" style:text-underline-style="none" fo:font-weight="bold" officeooo:rsid="00609231" officeooo:paragraph-rsid="00609231" fo:background-color="#e8f2fe" style:font-size-asian="10pt" style:font-weight-asian="bold" style:font-size-complex="11pt" style:font-weight-complex="normal"/>
    </style:style>
    <style:style style:name="P98" style:family="paragraph" style:parent-style-name="Standard">
      <style:text-properties fo:color="#000000" style:font-name="Monospace1" fo:font-size="8pt" officeooo:paragraph-rsid="006a2fbf" style:font-size-asian="8pt" style:font-size-complex="8pt"/>
    </style:style>
    <style:style style:name="P99" style:family="paragraph" style:parent-style-name="Standard">
      <style:paragraph-properties fo:text-align="start" style:justify-single-word="false"/>
      <style:text-properties style:font-name="Monospace1" fo:font-size="8pt" officeooo:rsid="00654bdb" officeooo:paragraph-rsid="00654bdb" style:font-size-asian="8pt" style:font-size-complex="8pt"/>
    </style:style>
    <style:style style:name="P100" style:family="paragraph" style:parent-style-name="Standard">
      <style:paragraph-properties fo:text-align="start" style:justify-single-word="false"/>
      <style:text-properties style:font-name="Monospace1" fo:font-size="8pt" officeooo:rsid="00654bdb" officeooo:paragraph-rsid="00654bdb" fo:background-color="#ffff00" style:font-size-asian="8pt" style:font-size-complex="8pt"/>
    </style:style>
    <style:style style:name="P101" style:family="paragraph" style:parent-style-name="Standard">
      <style:text-properties style:font-name="Monospace1" fo:font-size="10pt" officeooo:paragraph-rsid="006a2fbf" fo:background-color="#ffff00" style:font-size-asian="10pt" style:font-size-complex="10pt"/>
    </style:style>
    <style:style style:name="P102" style:family="paragraph" style:parent-style-name="Standard">
      <style:text-properties fo:font-size="10pt" officeooo:paragraph-rsid="006a2fbf" fo:background-color="#ffff00" style:font-size-asian="10pt" style:font-size-complex="10pt"/>
    </style:style>
    <style:style style:name="P103" style:family="paragraph" style:parent-style-name="Standard">
      <style:text-properties officeooo:paragraph-rsid="00715eeb"/>
    </style:style>
    <style:style style:name="P104" style:family="paragraph" style:parent-style-name="Standard">
      <style:text-properties style:font-name="Monospace1" officeooo:paragraph-rsid="00715eeb"/>
    </style:style>
    <style:style style:name="P105" style:family="paragraph" style:parent-style-name="Standard">
      <style:text-properties style:font-name="Monospace1" officeooo:paragraph-rsid="00715eeb" fo:background-color="#ffff00"/>
    </style:style>
    <style:style style:name="P106" style:family="paragraph" style:parent-style-name="Standard">
      <style:text-properties style:font-name="Monospace1" officeooo:paragraph-rsid="0074863d" fo:background-color="#ffff00"/>
    </style:style>
    <style:style style:name="P107" style:family="paragraph" style:parent-style-name="Standard">
      <style:text-properties style:font-name="Monospace1" officeooo:paragraph-rsid="0074863d"/>
    </style:style>
    <style:style style:name="P108" style:family="paragraph" style:parent-style-name="Standard">
      <style:text-properties officeooo:rsid="00724e6f" officeooo:paragraph-rsid="00724e6f"/>
    </style:style>
    <style:style style:name="P109" style:family="paragraph" style:parent-style-name="Standard">
      <style:paragraph-properties fo:text-align="start" style:justify-single-word="false"/>
      <style:text-properties officeooo:rsid="00654bdb" officeooo:paragraph-rsid="00654bdb"/>
    </style:style>
    <style:style style:name="P110" style:family="paragraph" style:parent-style-name="Standard">
      <style:text-properties officeooo:rsid="007606e0" officeooo:paragraph-rsid="007606e0"/>
    </style:style>
    <style:style style:name="P1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10pt" fo:background-color="#ffff00" style:font-size-asian="10pt" style:font-size-complex="10pt"/>
    </style:style>
    <style:style style:name="P1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fo:font-size="10pt" fo:background-color="#ffff00" style:font-size-asian="10pt" style:font-size-complex="10pt"/>
    </style:style>
    <style:style style:name="P1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fo:font-size="8pt" fo:background-color="#ffff00" style:font-size-asian="8pt" style:font-size-complex="8pt"/>
    </style:style>
    <style:style style:name="P1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fo:background-color="#ffff00"/>
    </style:style>
    <style:style style:name="P115" style:family="paragraph" style:parent-style-name="Normal_20_IBM" style:master-page-name="Standard">
      <style:paragraph-properties style:page-number="auto" fo:padding-left="0cm" fo:padding-right="0cm" fo:padding-top="0cm" fo:padding-bottom="0.035cm" fo:border-left="none" fo:border-right="none" fo:border-top="none" fo:border-bottom="3pt solid #00000a">
        <style:tab-stops>
          <style:tab-stop style:position="0cm"/>
        </style:tab-stops>
      </style:paragraph-properties>
      <style:text-properties style:font-name="Calibri1"/>
    </style:style>
    <style:style style:name="P116" style:family="paragraph" style:parent-style-name="Heading_20_2">
      <style:text-properties officeooo:rsid="006a2fbf" officeooo:paragraph-rsid="006a2fbf"/>
    </style:style>
    <style:style style:name="P117" style:family="paragraph" style:parent-style-name="Heading_20_2">
      <style:text-properties officeooo:rsid="00715eeb" officeooo:paragraph-rsid="00715eeb"/>
    </style:style>
    <style:style style:name="P118" style:family="paragraph" style:parent-style-name="Heading_20_2">
      <style:text-properties officeooo:rsid="0074863d" officeooo:paragraph-rsid="0074863d"/>
    </style:style>
    <style:style style:name="P119" style:family="paragraph" style:parent-style-name="Heading_20_1">
      <style:text-properties officeooo:rsid="007606e0" officeooo:paragraph-rsid="007606e0"/>
    </style:style>
    <style:style style:name="P120" style:family="paragraph">
      <loext:graphic-properties draw:fill="solid" draw:fill-color="#cbd986"/>
      <style:text-properties style:font-name="Calibri"/>
    </style:style>
    <style:style style:name="T1" style:family="text">
      <style:text-properties style:font-name="Calibri1"/>
    </style:style>
    <style:style style:name="T2" style:family="text">
      <style:text-properties style:font-name="Calibri1" fo:font-size="11pt" style:font-size-asian="11pt"/>
    </style:style>
    <style:style style:name="T3" style:family="text">
      <style:text-properties style:font-name="Calibri1" officeooo:rsid="001099a1"/>
    </style:style>
    <style:style style:name="T4" style:family="text">
      <style:text-properties officeooo:rsid="001099a1"/>
    </style:style>
    <style:style style:name="T5" style:family="text">
      <style:text-properties officeooo:rsid="0011f3ca"/>
    </style:style>
    <style:style style:name="T6" style:family="text">
      <style:text-properties fo:color="#7f0055" style:font-name="Monospace" fo:font-size="8pt" fo:font-weight="bold" style:font-size-asian="8pt" style:font-weight-asian="bold"/>
    </style:style>
    <style:style style:name="T7" style:family="text">
      <style:text-properties fo:color="#7f0055" style:font-name="Monospace" fo:font-size="8pt" fo:font-weight="bold" officeooo:rsid="0014bf21" style:font-size-asian="8pt" style:font-weight-asian="bold"/>
    </style:style>
    <style:style style:name="T8" style:family="text">
      <style:text-properties fo:color="#7f0055" style:font-name="Monospace" fo:font-size="8pt" fo:font-weight="bold" officeooo:rsid="0020878a" style:font-size-asian="8pt" style:font-weight-asian="bold"/>
    </style:style>
    <style:style style:name="T9" style:family="text">
      <style:text-properties fo:color="#7f0055" style:font-name="Monospace" fo:font-size="8pt" fo:font-weight="bold" style:font-size-asian="8pt" style:font-weight-asian="bold" style:font-weight-complex="bold"/>
    </style:style>
    <style:style style:name="T10" style:family="text">
      <style:text-properties fo:color="#7f0055" style:font-name="Monospace" fo:font-size="8pt" fo:font-weight="bold" officeooo:rsid="001776e3" fo:background-color="transparent" loext:char-shading-value="0" style:font-size-asian="8pt" style:font-weight-asian="bold"/>
    </style:style>
    <style:style style:name="T11" style:family="text">
      <style:text-properties fo:color="#7f0055" style:font-name="Monospace" fo:font-size="8pt" fo:font-weight="bold" officeooo:rsid="00159ab6" fo:background-color="transparent" loext:char-shading-value="0" style:font-size-asian="8pt" style:font-weight-asian="bold"/>
    </style:style>
    <style:style style:name="T12" style:family="text">
      <style:text-properties fo:color="#7f0055" style:font-name="Monospace" fo:font-size="8pt" fo:font-weight="bold" fo:background-color="transparent" loext:char-shading-value="0" style:font-size-asian="8pt" style:font-weight-asian="bold" style:font-size-complex="12pt"/>
    </style:style>
    <style:style style:name="T13" style:family="text">
      <style:text-properties fo:color="#7f0055" style:font-name="Monospace" fo:font-size="8pt" style:font-size-asian="8pt"/>
    </style:style>
    <style:style style:name="T14" style:family="text">
      <style:text-properties fo:color="#7f0055" style:font-name="Monospace" fo:font-size="8pt" fo:font-weight="normal" style:font-size-asian="8pt" style:font-weight-asian="normal" style:font-weight-complex="normal"/>
    </style:style>
    <style:style style:name="T15" style:family="text">
      <style:text-properties fo:color="#7f0055" style:font-name="Monospace" fo:font-size="8pt" style:text-underline-style="none" fo:font-weight="bold" officeooo:rsid="0020878a" style:font-size-asian="8pt" style:font-weight-asian="bold" style:font-size-complex="11pt" style:font-weight-complex="bold"/>
    </style:style>
    <style:style style:name="T16" style:family="text">
      <style:text-properties fo:color="#7f0055" fo:font-weight="bold" style:font-weight-asian="bold"/>
    </style:style>
    <style:style style:name="T17" style:family="text">
      <style:text-properties fo:color="#7f0055" fo:font-weight="bold" officeooo:rsid="00742511" style:font-weight-asian="bold"/>
    </style:style>
    <style:style style:name="T18" style:family="text">
      <style:text-properties fo:color="#7f0055" style:font-name="Consolas" fo:font-size="10pt" fo:font-weight="bold" fo:background-color="#e8f2fe" loext:char-shading-value="0" style:font-size-asian="10pt" style:font-weight-asian="bold"/>
    </style:style>
    <style:style style:name="T19" style:family="text">
      <style:text-properties fo:color="#7f0055" style:font-name="Consolas" fo:font-size="10pt" fo:font-weight="bold" style:font-size-asian="10pt" style:font-weight-asian="bold"/>
    </style:style>
    <style:style style:name="T20" style:family="text">
      <style:text-properties fo:color="#7f0055" style:font-name="Monospace1" fo:font-weight="bold" style:font-weight-asian="bold"/>
    </style:style>
    <style:style style:name="T21" style:family="text">
      <style:text-properties fo:color="#7f0055" fo:font-size="10pt" fo:font-weight="bold" style:font-size-asian="10pt" style:font-weight-asian="bold"/>
    </style:style>
    <style:style style:name="T22" style:family="text">
      <style:text-properties fo:color="#000000"/>
    </style:style>
    <style:style style:name="T23" style:family="text">
      <style:text-properties fo:color="#000000" style:font-name="Monospace" fo:font-size="8pt" style:font-size-asian="8pt"/>
    </style:style>
    <style:style style:name="T24" style:family="text">
      <style:text-properties fo:color="#000000" style:font-name="Monospace" fo:font-size="8pt" officeooo:rsid="0014bf21" style:font-size-asian="8pt"/>
    </style:style>
    <style:style style:name="T25" style:family="text">
      <style:text-properties fo:color="#000000" style:font-name="Monospace" fo:font-size="8pt" officeooo:rsid="0020878a" style:font-size-asian="8pt"/>
    </style:style>
    <style:style style:name="T26" style:family="text">
      <style:text-properties fo:color="#000000" style:font-name="Monospace" fo:font-size="8pt" officeooo:rsid="00451b96" style:font-size-asian="8pt"/>
    </style:style>
    <style:style style:name="T27" style:family="text">
      <style:text-properties fo:color="#000000" style:font-name="Monospace" fo:font-size="8pt" fo:background-color="#d4d4d4" loext:char-shading-value="0" style:font-size-asian="8pt"/>
    </style:style>
    <style:style style:name="T28" style:family="text">
      <style:text-properties fo:color="#000000" style:font-name="Monospace" fo:font-size="8pt" fo:background-color="transparent" loext:char-shading-value="0" style:font-size-asian="8pt"/>
    </style:style>
    <style:style style:name="T29" style:family="text">
      <style:text-properties fo:color="#000000" style:font-name="Monospace" fo:font-size="8pt" officeooo:rsid="0014bf21" fo:background-color="transparent" loext:char-shading-value="0" style:font-size-asian="8pt"/>
    </style:style>
    <style:style style:name="T30" style:family="text">
      <style:text-properties fo:color="#000000" style:font-name="Monospace" fo:font-size="8pt" officeooo:rsid="001776e3" fo:background-color="transparent" loext:char-shading-value="0" style:font-size-asian="8pt"/>
    </style:style>
    <style:style style:name="T31" style:family="text">
      <style:text-properties fo:color="#000000" style:font-name="Monospace" fo:font-size="8pt" officeooo:rsid="00159ab6" fo:background-color="transparent" loext:char-shading-value="0" style:font-size-asian="8pt"/>
    </style:style>
    <style:style style:name="T32" style:family="text">
      <style:text-properties fo:color="#000000" style:font-name="Monospace" fo:font-size="8pt" fo:background-color="transparent" loext:char-shading-value="0" style:font-size-asian="8pt" style:font-size-complex="12pt"/>
    </style:style>
    <style:style style:name="T33" style:family="text">
      <style:text-properties fo:color="#000000" style:font-name="Monospace" fo:font-size="8pt" fo:font-weight="normal" fo:background-color="transparent" loext:char-shading-value="0" style:font-size-asian="8pt" style:font-weight-asian="normal" style:font-weight-complex="normal"/>
    </style:style>
    <style:style style:name="T34" style:family="text">
      <style:text-properties fo:color="#000000" style:font-name="Monospace" fo:font-size="8pt" fo:font-weight="normal" officeooo:rsid="0014bf21" fo:background-color="transparent" loext:char-shading-value="0" style:font-size-asian="8pt" style:font-weight-asian="normal" style:font-weight-complex="normal"/>
    </style:style>
    <style:style style:name="T35" style:family="text">
      <style:text-properties fo:color="#000000" style:font-name="Monospace" fo:font-size="8pt" fo:font-weight="normal" style:font-size-asian="8pt" style:font-weight-asian="normal" style:font-weight-complex="normal"/>
    </style:style>
    <style:style style:name="T36" style:family="text">
      <style:text-properties fo:color="#000000" style:font-name="Monospace" fo:font-size="8pt" fo:font-weight="normal" officeooo:rsid="002febcf" style:font-size-asian="8pt" style:font-weight-asian="normal" style:font-weight-complex="normal"/>
    </style:style>
    <style:style style:name="T37" style:family="text">
      <style:text-properties fo:color="#000000" style:font-name="Monospace" fo:font-size="8pt" fo:font-weight="bold" style:font-size-asian="8pt" style:font-weight-asian="bold"/>
    </style:style>
    <style:style style:name="T38" style:family="text">
      <style:text-properties fo:color="#000000" style:font-name="Monospace" fo:font-size="8pt" style:text-underline-style="none" fo:font-weight="bold" officeooo:rsid="0020878a" style:font-size-asian="8pt" style:font-weight-asian="bold" style:font-size-complex="11pt" style:font-weight-complex="bold"/>
    </style:style>
    <style:style style:name="T39" style:family="text">
      <style:text-properties fo:color="#000000" style:font-name="Monospace" fo:font-size="8pt" style:text-underline-style="none" fo:font-weight="normal" officeooo:rsid="0020878a" style:font-size-asian="8pt" style:font-weight-asian="normal" style:font-size-complex="11pt" style:font-weight-complex="normal"/>
    </style:style>
    <style:style style:name="T40" style:family="text">
      <style:text-properties fo:color="#000000" style:font-name="Consolas" fo:font-size="10pt" fo:background-color="#e8f2fe" loext:char-shading-value="0" style:font-size-asian="10pt"/>
    </style:style>
    <style:style style:name="T41" style:family="text">
      <style:text-properties fo:color="#000000" style:font-name="Consolas" fo:font-size="10pt" style:font-size-asian="10pt"/>
    </style:style>
    <style:style style:name="T42" style:family="text">
      <style:text-properties fo:color="#000000" style:font-name="Consolas" fo:font-size="10pt" style:font-size-asian="10pt" fo:background-color="#d4d4d4"/>
    </style:style>
    <style:style style:name="T43" style:family="text">
      <style:text-properties fo:color="#000000" style:font-name="Monospace1"/>
    </style:style>
    <style:style style:name="T44" style:family="text">
      <style:text-properties fo:color="#000000" fo:font-size="10pt" style:font-size-asian="10pt"/>
    </style:style>
    <style:style style:name="T45" style:family="text">
      <style:text-properties fo:color="#000000" fo:font-size="10pt" style:font-size-asian="10pt" fo:background-color="#d4d4d4"/>
    </style:style>
    <style:style style:name="T46" style:family="text">
      <style:text-properties fo:color="#6a3e3e"/>
    </style:style>
    <style:style style:name="T47" style:family="text">
      <style:text-properties fo:color="#6a3e3e" style:font-name="Monospace" fo:font-size="8pt" fo:background-color="transparent" loext:char-shading-value="0" style:font-size-asian="8pt"/>
    </style:style>
    <style:style style:name="T48" style:family="text">
      <style:text-properties fo:color="#6a3e3e" style:font-name="Monospace" fo:font-size="8pt" officeooo:rsid="001776e3" fo:background-color="transparent" loext:char-shading-value="0" style:font-size-asian="8pt"/>
    </style:style>
    <style:style style:name="T49" style:family="text">
      <style:text-properties fo:color="#6a3e3e" style:font-name="Monospace" fo:font-size="8pt" officeooo:rsid="00159ab6" fo:background-color="transparent" loext:char-shading-value="0" style:font-size-asian="8pt"/>
    </style:style>
    <style:style style:name="T50" style:family="text">
      <style:text-properties fo:color="#6a3e3e" style:font-name="Monospace" fo:font-size="8pt" fo:background-color="transparent" loext:char-shading-value="0" style:font-size-asian="8pt" style:font-size-complex="12pt"/>
    </style:style>
    <style:style style:name="T51" style:family="text">
      <style:text-properties fo:color="#6a3e3e" style:font-name="Monospace" fo:font-size="8pt" style:font-size-asian="8pt"/>
    </style:style>
    <style:style style:name="T52" style:family="text">
      <style:text-properties fo:color="#6a3e3e" style:font-name="Monospace" fo:font-size="8pt" officeooo:rsid="0020878a" style:font-size-asian="8pt"/>
    </style:style>
    <style:style style:name="T53" style:family="text">
      <style:text-properties fo:color="#6a3e3e" style:font-name="Monospace" fo:font-size="8pt" fo:font-weight="normal" style:font-size-asian="8pt" style:font-weight-asian="normal" style:font-weight-complex="normal"/>
    </style:style>
    <style:style style:name="T54" style:family="text">
      <style:text-properties fo:color="#6a3e3e" style:font-name="Monospace" fo:font-size="8pt" style:text-underline-style="none" fo:font-weight="normal" officeooo:rsid="0020878a" style:font-size-asian="8pt" style:font-weight-asian="normal" style:font-size-complex="11pt" style:font-weight-complex="normal"/>
    </style:style>
    <style:style style:name="T55" style:family="text">
      <style:text-properties fo:color="#6a3e3e" style:font-name="Consolas" fo:font-size="10pt" fo:background-color="#e8f2fe" loext:char-shading-value="0" style:font-size-asian="10pt"/>
    </style:style>
    <style:style style:name="T56" style:family="text">
      <style:text-properties fo:color="#6a3e3e" style:font-name="Consolas" fo:font-size="10pt" style:font-size-asian="10pt"/>
    </style:style>
    <style:style style:name="T57" style:family="text">
      <style:text-properties fo:color="#6a3e3e" style:font-name="Monospace1"/>
    </style:style>
    <style:style style:name="T58" style:family="text">
      <style:text-properties fo:color="#6a3e3e" fo:font-size="10pt" style:font-size-asian="10pt"/>
    </style:style>
    <style:style style:name="T59" style:family="text">
      <style:text-properties fo:background-color="transparent" loext:char-shading-value="0"/>
    </style:style>
    <style:style style:name="T60" style:family="text">
      <style:text-properties officeooo:rsid="00216a9f"/>
    </style:style>
    <style:style style:name="T61" style:family="text">
      <style:text-properties officeooo:rsid="0021f534"/>
    </style:style>
    <style:style style:name="T62" style:family="text">
      <style:text-properties officeooo:rsid="00240caf"/>
    </style:style>
    <style:style style:name="T63" style:family="text"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T64" style:family="text">
      <style:text-properties fo:font-size="11pt" style:text-underline-style="none" fo:font-weight="bold" officeooo:rsid="00240caf" style:font-size-asian="11pt" style:font-weight-asian="bold" style:font-size-complex="11pt" style:font-weight-complex="bold"/>
    </style:style>
    <style:style style:name="T65" style:family="text">
      <style:text-properties fo:color="#3f7f5f" style:font-name="Monospace" fo:font-size="8pt" style:font-size-asian="8pt"/>
    </style:style>
    <style:style style:name="T66" style:family="text">
      <style:text-properties fo:color="#3f7f5f" style:font-name="Consolas" fo:font-size="10pt" style:font-size-asian="10pt"/>
    </style:style>
    <style:style style:name="T67" style:family="text">
      <style:text-properties fo:color="#3f7f5f" fo:font-size="10pt" style:font-size-asian="10pt"/>
    </style:style>
    <style:style style:name="T68" style:family="text">
      <style:text-properties officeooo:rsid="002620dd"/>
    </style:style>
    <style:style style:name="T69" style:family="text">
      <style:text-properties officeooo:rsid="00451b96"/>
    </style:style>
    <style:style style:name="T70" style:family="text">
      <style:text-properties officeooo:rsid="00657ff9"/>
    </style:style>
    <style:style style:name="T71" style:family="text">
      <style:text-properties fo:font-style="normal" style:font-style-asian="normal" style:font-style-complex="normal"/>
    </style:style>
    <style:style style:name="T72" style:family="text">
      <style:text-properties officeooo:rsid="00673675"/>
    </style:style>
    <style:style style:name="T73" style:family="text">
      <style:text-properties officeooo:rsid="006858d0"/>
    </style:style>
    <style:style style:name="T74" style:family="text">
      <style:text-properties officeooo:rsid="00776a21"/>
    </style:style>
    <style:style style:name="T75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76" style:family="text">
      <style:text-properties style:font-name="Calibri" fo:font-size="10pt" style:font-size-asian="10pt" style:font-size-complex="10pt"/>
    </style:style>
    <style:style style:name="T77" style:family="text">
      <style:text-properties fo:color="#660066" style:font-name="Calibri" fo:font-size="10pt" fo:font-style="italic" style:font-size-asian="10pt" style:font-style-asian="italic" style:font-size-complex="10pt" style:font-style-complex="italic"/>
    </style:style>
    <style:style style:name="T78" style:family="text">
      <style:text-properties style:use-window-font-color="true" style:font-name="Calibri" fo:font-size="10pt" fo:font-style="normal" style:font-size-asian="10pt" style:font-style-asian="normal" style:font-size-complex="10pt" style:font-style-complex="normal"/>
    </style:style>
    <style:style style:name="T79" style:family="text">
      <style:text-properties style:use-window-font-color="true" style:font-name="Calibri" fo:font-size="10pt" fo:font-style="italic" style:font-size-asian="10pt" style:font-style-asian="italic" style:font-size-complex="10pt" style:font-style-complex="italic"/>
    </style:style>
    <style:style style:name="T80" style:family="text">
      <style:text-properties style:use-window-font-color="true" style:font-name="Calibri" fo:font-size="10pt" style:font-size-asian="10pt" style:font-size-complex="10pt"/>
    </style:style>
    <style:style style:name="T81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82" style:family="text">
      <style:text-properties fo:color="#000000" style:font-name="Calibri"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style:style style:name="gr1" style:family="graphic">
      <style:graphic-properties draw:stroke="solid" svg:stroke-width="0cm" svg:stroke-color="#000000" draw:marker-start-width="0.353cm" draw:marker-end-width="0.353cm" draw:fill="solid" draw:fill-color="#cbd986" fo:min-height="7.781cm" fo:padding-top="0.4cm" fo:padding-bottom="0.4cm" fo:padding-left="0.4cm" fo:padding-right="0.4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-width="0.353cm" draw:marker-end-width="0.353cm" draw:fill="solid" draw:fill-color="#cbd986" fo:min-height="2.595cm" fo:padding-top="0.4cm" fo:padding-bottom="0.4cm" fo:padding-left="0.4cm" fo:padding-right="0.4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cm" svg:stroke-color="#000000" draw:marker-start-width="0.353cm" draw:marker-end-width="0.353cm" draw:fill="solid" draw:fill-color="#cbd986" fo:min-height="2.189cm" fo:padding-top="0.4cm" fo:padding-bottom="0.4cm" fo:padding-left="0.4cm" fo:padding-right="0.4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cm" svg:stroke-color="#000000" draw:marker-start-width="0.353cm" draw:marker-end-width="0.353cm" draw:fill="solid" draw:fill-color="#cbd986" fo:min-height="7.348cm" fo:padding-top="0.4cm" fo:padding-bottom="0.4cm" fo:padding-left="0.4cm" fo:padding-right="0.4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cm" svg:stroke-color="#000000" draw:marker-start-width="0.353cm" draw:marker-end-width="0.353cm" draw:fill="solid" draw:fill-color="#cbd986" fo:min-height="6.484cm" fo:padding-top="0.4cm" fo:padding-bottom="0.4cm" fo:padding-left="0.4cm" fo:padding-right="0.4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cm" svg:stroke-color="#000000" draw:marker-start-width="0.353cm" draw:marker-end-width="0.353cm" draw:fill="solid" draw:fill-color="#cbd986" fo:min-height="3.027cm" fo:padding-top="0.4cm" fo:padding-bottom="0.4cm" fo:padding-left="0.4cm" fo:padding-right="0.4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cm" svg:stroke-color="#000000" draw:marker-start-width="0.353cm" draw:marker-end-width="0.353cm" draw:fill="solid" draw:fill-color="#cbd986" fo:min-height="2.163cm" fo:padding-top="0.4cm" fo:padding-bottom="0.4cm" fo:padding-left="0.4cm" fo:padding-right="0.4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cm" svg:stroke-color="#000000" draw:marker-start-width="0.353cm" draw:marker-end-width="0.353cm" draw:fill="solid" draw:fill-color="#cbd986" fo:min-height="1.73cm" fo:padding-top="0.4cm" fo:padding-bottom="0.4cm" fo:padding-left="0.4cm" fo:padding-right="0.4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cm" svg:stroke-color="#000000" draw:marker-start-width="0.353cm" draw:marker-end-width="0.353cm" draw:fill="solid" draw:fill-color="#cbd986" fo:min-height="3.459cm" fo:padding-top="0.4cm" fo:padding-bottom="0.4cm" fo:padding-left="0.4cm" fo:padding-right="0.4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cm" svg:stroke-color="#000000" draw:marker-start-width="0.353cm" draw:marker-end-width="0.353cm" draw:fill="solid" draw:fill-color="#cbd986" fo:min-height="1.623cm" fo:padding-top="0.4cm" fo:padding-bottom="0.4cm" fo:padding-left="0.4cm" fo:padding-right="0.4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cm" svg:stroke-color="#000000" draw:marker-start-width="0.353cm" draw:marker-end-width="0.353cm" draw:fill="solid" draw:fill-color="#cbd986" fo:min-height="1.298cm" fo:padding-top="0.4cm" fo:padding-bottom="0.4cm" fo:padding-left="0.4cm" fo:padding-right="0.4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cm" svg:stroke-color="#000000" draw:marker-start-width="0.353cm" draw:marker-end-width="0.353cm" draw:fill="solid" draw:fill-color="#cbd986" fo:min-height="0.434cm" fo:padding-top="0.4cm" fo:padding-bottom="0.4cm" fo:padding-left="0.4cm" fo:padding-right="0.4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svg:stroke-width="0cm" svg:stroke-color="#000000" draw:marker-start-width="0.353cm" draw:marker-end-width="0.353cm" draw:fill="solid" draw:fill-color="#cbd986" fo:min-height="5.62cm" fo:padding-top="0.4cm" fo:padding-bottom="0.4cm" fo:padding-left="0.4cm" fo:padding-right="0.4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cm" svg:stroke-color="#000000" draw:marker-start-width="0.353cm" draw:marker-end-width="0.353cm" draw:fill="solid" draw:fill-color="#cbd986" fo:min-height="10.806cm" fo:padding-top="0.4cm" fo:padding-bottom="0.4cm" fo:padding-left="0.4cm" fo:padding-right="0.4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svg:stroke-width="0cm" svg:stroke-color="#000000" draw:marker-start-width="0.353cm" draw:marker-end-width="0.353cm" draw:fill="solid" draw:fill-color="#cbd986" fo:min-height="0.866cm" fo:padding-top="0.4cm" fo:padding-bottom="0.4cm" fo:padding-left="0.4cm" fo:padding-right="0.4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5"/>
      <text:h text:style-name="P52" text:outline-level="2"><text:span text:style-name="T1">Tasca: </text:span><text:span text:style-name="T3">00030</text:span><text:span text:style-name="T1"> – </text:span><text:span text:style-name="T3">Simplificació d’accés a la llibreria de workflow</text:span></text:h>
      <text:p text:style-name="P34"><text:span text:style-name="Heading_20_1_20_Char"/></text:p>
      <text:p text:style-name="P50">Objecte</text:p>
      <text:p text:style-name="P48"/>
      <text:p text:style-name="CatSalut_20_10">Indicar les factors que influeixen en la tria de cada funció de l’A<text:span text:style-name="T5">PI</text:span> de workflow, sobretot fent incís en el que afecta al futur desenvolupament de la implementació per al motor de Activiti.</text:p>
      <text:p text:style-name="P35"/>
      <text:p text:style-name="P35"/>
      <text:p text:style-name="P50">Situació actual</text:p>
      <text:p text:style-name="P48"/>
      <text:p text:style-name="CatSalut_20_10"><text:span text:style-name="T4">S’està desenvolupant una API com a interfície entre Helium i el motor de Workflow, i en el procés és necessari comprovar cada una de les cridades que es fa actualment al motor de workflow i cercar la millor manera que implantar-la en la API, de manera que sigui igualment utilitzable per al motor de workflow de Activiti.</text:span>.</text:p>
      <text:p text:style-name="P35"><text:s/></text:p>
      <text:p text:style-name="P35"/>
      <text:p text:style-name="P51">Abast de la tasca</text:p>
      <text:p text:style-name="P48"/>
      <text:p text:style-name="CatSalut_20_10"><text:span text:style-name="T5">S’indicaran els factors que han portat a incloure cada funció de la API, i els seus paràmetres, i especialment com es farà per a que sigui igualment utilitzable per al motor de Activiti</text:span>.</text:p>
      <text:p text:style-name="P35"><text:s/></text:p>
      <text:p text:style-name="P35"/>
      <text:p text:style-name="P50">Descripció funcional</text:p>
      <text:p text:style-name="P38"/>
      <text:p text:style-name="P45">Es llistaran els mètodes de la nova API, realitzant els comentaris que puguin ser importants per al desenvolupament de la implementació de la interfície per a Activiti.</text:p>
      <text:p text:style-name="P45"/>
      <text:list xml:id="list3122463390850055312" text:style-name="WWNum1">
        <text:list-item>
          <text:h text:style-name="Heading_20_2" text:outline-level="2">Mètodes de Definicions de procés</text:h>
        </text:list-item>
      </text:list>
      <text:p text:style-name="P39"/>
      <text:list xml:id="list91549202003443744" text:style-name="L1">
        <text:list-item>
          <text:p text:style-name="P89"><text:span text:style-name="T12">public</text:span><text:span text:style-name="T32"> WDeployment desplegar(String </text:span><text:span text:style-name="T50">nomArxiu</text:span><text:span text:style-name="T32">, </text:span><text:span text:style-name="T12">byte</text:span><text:span text:style-name="T32">[] </text:span><text:span text:style-name="T50">contingut</text:span><text:span text:style-name="T32">);</text:span></text:p>
        </text:list-item>
      </text:list>
      <text:p text:style-name="P5"/>
      <text:p text:style-name="CatSalut_20_10">La funció Deploy en Activiti pot desplegar múltiples definicions de procés d’un únic desplegament. Aquest desplegament és un Deployment.</text:p>
      <text:p text:style-name="P43">Així modificam la funció de desplegar de <text:s/>l’API per a que retorni un objecte que implementa la interfície Wdeployment, que conté una llista amb totes les definicions de procés:</text:p>
      <text:p text:style-name="P44"/>
      <text:p text:style-name="P61"><text:span text:style-name="T7">public</text:span><text:span text:style-name="T24"> </text:span><text:span text:style-name="T7">interface</text:span><text:span text:style-name="T29"> </text:span><text:span text:style-name="T34">WDeployment</text:span><text:span text:style-name="T29"> </text:span><text:span text:style-name="T24">{</text:span></text:p>
      <text:p text:style-name="P62"/>
      <text:p text:style-name="P53"><text:span text:style-name="T23"><text:tab/></text:span><text:span text:style-name="T6">public</text:span><text:span text:style-name="T23"> String getId();</text:span></text:p>
      <text:p text:style-name="P53"><text:span text:style-name="T23"><text:tab/></text:span><text:span text:style-name="T6">public</text:span><text:span text:style-name="T23"> String getName();</text:span></text:p>
      <text:p text:style-name="P53"><text:span text:style-name="T23"><text:tab/></text:span><text:span text:style-name="T6">public</text:span><text:span text:style-name="T23"> String getCategory();</text:span></text:p>
      <text:p text:style-name="P53"><text:span text:style-name="T23"><text:tab/></text:span><text:span text:style-name="T6">public</text:span><text:span text:style-name="T23"> List&lt;WProcessDefinition&gt; getProcessDefinitions();</text:span></text:p>
      <text:p text:style-name="P55">}</text:p>
      <text:p text:style-name="P55"/>
      <text:p text:style-name="P60"/>
      <text:p text:style-name="P63"><text:span text:style-name="T16">public</text:span> <text:span text:style-name="T16">interface</text:span> <text:span text:style-name="T59">WProcessDefinition</text:span> {</text:p>
      <text:p text:style-name="P58"/>
      <text:p text:style-name="P53"><text:span text:style-name="T23"><text:tab/></text:span><text:span text:style-name="T6">public</text:span><text:span text:style-name="T23"> String getDeploymentId();</text:span></text:p>
      <text:p text:style-name="P53"><text:span text:style-name="T23"><text:tab/></text:span><text:span text:style-name="T6">public</text:span><text:span text:style-name="T23"> String getId();</text:span></text:p>
      <text:p text:style-name="P53"><text:span text:style-name="T23"><text:tab/></text:span><text:span text:style-name="T6">public</text:span><text:span text:style-name="T23"> String getKey();</text:span></text:p>
      <text:p text:style-name="P53"><text:span text:style-name="T23"><text:tab/></text:span><text:span text:style-name="T6">public</text:span><text:span text:style-name="T23"> String getName();</text:span></text:p>
      <text:p text:style-name="P53"><text:span text:style-name="T23"><text:tab/></text:span><text:span text:style-name="T6">public</text:span><text:span text:style-name="T23"> </text:span><text:span text:style-name="T6">int</text:span><text:span text:style-name="T23"> getVersion();</text:span></text:p>
      <text:p text:style-name="P53"><text:span text:style-name="T23"><text:tab/></text:span><text:span text:style-name="T6">public</text:span><text:span text:style-name="T23"> String getCategory();</text:span></text:p>
      <text:p text:style-name="P56"><text:tab/></text:p>
      <text:p text:style-name="P53"><text:span text:style-name="T23"><text:tab/></text:span><text:span text:style-name="T6">public</text:span><text:span text:style-name="T23"> Object getProcessDefinition();<text:tab/></text:span></text:p>
      <text:p text:style-name="P55">}</text:p>
      <text:p text:style-name="P6"/>
      <text:p text:style-name="P36"><draw:frame text:anchor-type="paragraph" draw:z-index="15" draw:name="Forma1" draw:style-name="gr1" draw:text-style-name="P120" svg:width="15.823cm" svg:height="8.582cm" svg:x="0.737cm" svg:y="0.487cm"><draw:text-box draw:corner-radius="0.199cm"><text:p><text:span text:style-name="T75">Activiti</text:span></text:p><text:p><text:span text:style-name="T76"/></text:p><text:p><text:span text:style-name="T76">public interface Deployment:</text:span></text:p><text:p><text:span text:style-name="T76"><text:tab/></text:span><text:span text:style-name="T76">- String</text:span><text:span text:style-name="T76"><text:tab/></text:span><text:span text:style-name="T76">getCategory() </text:span></text:p><text:p><text:span text:style-name="T76"><text:tab/></text:span><text:span text:style-name="T76">- String</text:span><text:span text:style-name="T76"><text:tab/></text:span><text:span text:style-name="T76">getId() </text:span></text:p><text:p><text:span text:style-name="T76"><text:tab/></text:span><text:span text:style-name="T76">- String</text:span><text:span text:style-name="T76"><text:tab/></text:span><text:span text:style-name="T76">getName() </text:span></text:p><text:p><text:span text:style-name="T76"/></text:p><text:p><text:span text:style-name="T76">ProcessDefinitionQuery</text:span></text:p><text:p><text:span text:style-name="T76"><text:tab/></text:span><text:span text:style-name="T76">- deploymentId(String deploymentId)</text:span><text:span text:style-name="T77">: Selecciona definicions de procés desplegades en un </text:span><text:span text:style-name="T77"><text:tab/></text:span><text:span text:style-name="T77"><text:tab/></text:span><text:span text:style-name="T77">Deployment amb el deployment id donat.</text:span></text:p><text:p><text:span text:style-name="T77"/></text:p><text:p><text:span text:style-name="T78">public interface ProcessDefinition</text:span><text:span text:style-name="T79">:</text:span></text:p><text:p><text:span text:style-name="T76"><text:tab/></text:span><text:span text:style-name="T76">- String</text:span><text:span text:style-name="T76"><text:tab/></text:span><text:span text:style-name="T76">getDeploymentId() </text:span></text:p><text:p><text:span text:style-name="T76"><text:tab/></text:span><text:span text:style-name="T76">- String</text:span><text:span text:style-name="T76"><text:tab/></text:span><text:span text:style-name="T76">getId() </text:span></text:p><text:p><text:span text:style-name="T76"><text:tab/></text:span><text:span text:style-name="T76">- String </text:span><text:span text:style-name="T76"><text:tab/></text:span><text:span text:style-name="T76">getKey()</text:span></text:p><text:p><text:span text:style-name="T76"><text:tab/></text:span><text:span text:style-name="T76">- String</text:span><text:span text:style-name="T76"><text:tab/></text:span><text:span text:style-name="T76">getName()</text:span></text:p><text:p><text:span text:style-name="T76"><text:tab/></text:span><text:span text:style-name="T76">- int </text:span><text:span text:style-name="T76"><text:tab/></text:span><text:span text:style-name="T76">getVersion()</text:span></text:p><text:p><text:span text:style-name="T76"><text:tab/></text:span><text:span text:style-name="T76">- String</text:span><text:span text:style-name="T76"><text:tab/></text:span><text:span text:style-name="T76">getCategory()</text:span></text:p></draw:text-box></draw:frame></text:p>
      <text:p text:style-name="P42"/>
      <text:list xml:id="list342345803106545751" text:style-name="L2">
        <text:list-item>
          <text:p text:style-name="P90"><text:span text:style-name="T10">public</text:span><text:span text:style-name="T30"> </text:span><text:span text:style-name="T10">void</text:span><text:span text:style-name="T30"> esborrarDesplegament(String </text:span><text:span text:style-name="T48">deploymentId</text:span><text:span text:style-name="T30">);</text:span></text:p>
        </text:list-item>
      </text:list>
      <text:p text:style-name="P40"><draw:frame text:anchor-type="paragraph" draw:z-index="17" draw:name="Forma1" draw:style-name="gr3" draw:text-style-name="P120" svg:width="15.823cm" svg:height="2.991cm" svg:x="0.737cm" svg:y="0.487cm"><draw:text-box draw:corner-radius="0.199cm"><text:p><text:span text:style-name="T75">Activiti</text:span></text:p><text:p><text:span text:style-name="T76"/></text:p><text:p><text:span text:style-name="T76">- RepositoryService.deleteDeployment(String deploymentId)</text:span><text:span text:style-name="T77">: Esborra el desplegament indicat.</text:span></text:p><text:p><text:span text:style-name="T76">- RepositoryService.deleteDeployment(String deploymentId, boolean cascade)</text:span><text:span text:style-name="T77">: Esborra el desplegament indicat i les instàncies de procés, instàncies de procés de l’històric i els ‘jobs’ en cascada.</text:span></text:p></draw:text-box></draw:frame></text:p>
      <text:p text:style-name="P40"/>
      <text:list xml:id="list134324445702644" text:continue-numbering="true" text:style-name="L2">
        <text:list-item>
          <text:p text:style-name="P91"><text:span text:style-name="T11">public</text:span><text:span text:style-name="T31"> Set&lt;String&gt; getResourceNames(String </text:span><text:span text:style-name="T49">deploymentId</text:span><text:span text:style-name="T31">);</text:span></text:p>
        </text:list-item>
        <text:list-item>
          <text:p text:style-name="P91"><text:span text:style-name="T11">public</text:span><text:span text:style-name="T31"> </text:span><text:span text:style-name="T11">byte</text:span><text:span text:style-name="T31">[] getResourceBytes(String </text:span><text:span text:style-name="T49">deploymentId</text:span><text:span text:style-name="T31">, String </text:span><text:span text:style-name="T49">resourceName</text:span><text:span text:style-name="T31">);</text:span></text:p>
        </text:list-item>
      </text:list>
      <text:p text:style-name="P40"><draw:frame text:anchor-type="paragraph" draw:z-index="16" draw:name="Forma1" draw:style-name="gr2" draw:text-style-name="P120" svg:width="15.84cm" svg:height="3.396cm" svg:x="0.72cm" svg:y="0.487cm"><draw:text-box draw:corner-radius="0.199cm"><text:p><text:span text:style-name="T75">Activiti</text:span></text:p><text:p><text:span text:style-name="T76"/></text:p><text:p><text:span text:style-name="T76">- List&lt;String&gt; deploymentResources = repositoryService.getDeploymentResourceNames(deploymentId);</text:span></text:p><text:p><text:span text:style-name="T76">- InputStream deploymentInputStream = repositoryService.getResourceAsStream(</text:span></text:p><text:p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deploymentId, </text:span></text:p><text:p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bpmnResourceName);</text:span></text:p></draw:text-box></draw:frame></text:p>
      <text:list xml:id="list134323548295904" text:continue-numbering="true" text:style-name="L2">
        <text:list-item>
          <text:p text:style-name="P91"><text:soft-page-break/><text:span text:style-name="T11">public</text:span><text:span text:style-name="T31"> </text:span><text:span text:style-name="T11">void</text:span><text:span text:style-name="T31"> updateDeploymentActions(Long </text:span><text:span text:style-name="T49">deploymentId</text:span><text:span text:style-name="T31">, Map&lt;String, </text:span><text:span text:style-name="T11">byte</text:span><text:span text:style-name="T31">[]&gt; </text:span><text:span text:style-name="T49">handlers</text:span><text:span text:style-name="T31">);</text:span></text:p>
        </text:list-item>
      </text:list>
      <text:p text:style-name="CatSalut_20_10">Aquest mètode <text:span text:style-name="T60">s’haurà de revisar en el moment de la implantació del nou motor de workflow Activiti, i mirar a veure si es pot fer a mà (inserció directe a base de dades), <text:s/>ja que per activiti, els recursos d’una definició de procés només se'ls pot accedir en mode lectura, i possiblement l’aplicació els tingui en caché.</text:span></text:p>
      <text:p text:style-name="CatSalut_20_10">En cas que no es pugui fer, la solució és actualitzar la definició de procés i executar SetProcessDefinitionVersionCmd en totes les process-definitions existents per forçar a utilitzar la versió actualitzada, <text:span text:style-name="T61">presisament el funcionament que es vol evitar amb aquest mètode</text:span>. </text:p>
      <text:p text:style-name="P49"/>
      <text:p text:style-name="P49"/>
      <text:list xml:id="list120428605978002881" text:style-name="L3">
        <text:list-item>
          <text:p text:style-name="P92"><text:span text:style-name="T8">public</text:span><text:span text:style-name="T25"> WProcessDefinition getProcessDefinition(</text:span></text:p>
        </text:list-item>
      </text:list>
      <text:p text:style-name="P18"><text:span text:style-name="T23"><text:tab/><text:tab/><text:tab/>String </text:span><text:span text:style-name="T51">deploymentId</text:span><text:span text:style-name="T23">, </text:span></text:p>
      <text:p text:style-name="P18"><text:span text:style-name="T23"><text:tab/><text:tab/><text:tab/>String </text:span><text:span text:style-name="T51">processDefinitionId</text:span><text:span text:style-name="T23">);</text:span></text:p>
      <text:p text:style-name="P7"/>
      <text:list xml:id="list8512008420451293713" text:style-name="L4">
        <text:list-item>
          <text:p text:style-name="P93"><text:span text:style-name="T6">public</text:span><text:span text:style-name="T23"> List&lt;WProcessDefinition&gt; getSubProcessDefinitions(</text:span></text:p>
        </text:list-item>
      </text:list>
      <text:p text:style-name="P66"><text:span text:style-name="T23"><text:tab/><text:tab/><text:tab/>String </text:span><text:span text:style-name="T51">deploymentId</text:span><text:span text:style-name="T23">, </text:span></text:p>
      <text:p text:style-name="P66"><text:span text:style-name="T23"><text:tab/><text:tab/><text:tab/>String </text:span><text:span text:style-name="T51">processDefinitionId</text:span><text:span text:style-name="T23">);</text:span></text:p>
      <text:p text:style-name="P72"/>
      <text:list xml:id="list5309769415640199547" text:style-name="L5">
        <text:list-item>
          <text:p text:style-name="P94"><text:span text:style-name="T6">public</text:span><text:span text:style-name="T23"> List&lt;String&gt; getTaskNamesFromDeployedProcessDefinition(</text:span></text:p>
        </text:list-item>
      </text:list>
      <text:p text:style-name="P66"><text:span text:style-name="T23"><text:tab/><text:tab/><text:tab/>WDeployment </text:span><text:span text:style-name="T51">dpd</text:span><text:span text:style-name="T23">, </text:span></text:p>
      <text:p text:style-name="P66"><text:span text:style-name="T23"><text:tab/><text:tab/><text:tab/>String </text:span><text:span text:style-name="T51">processDefinitionId</text:span><text:span text:style-name="T23">);</text:span></text:p>
      <text:p text:style-name="P72"/>
      <text:list xml:id="list5374468438883666926" text:style-name="L6">
        <text:list-item>
          <text:p text:style-name="P95"><text:span text:style-name="T6">public</text:span><text:span text:style-name="T23"> String getStartTaskName(String </text:span><text:span text:style-name="T51">processDefinitionId</text:span><text:span text:style-name="T23">);</text:span></text:p>
        </text:list-item>
      </text:list>
      <text:p text:style-name="P9"/>
      <text:p text:style-name="P9"><draw:frame text:anchor-type="paragraph" draw:z-index="19" draw:name="Forma1" draw:style-name="gr5" draw:text-style-name="P120" svg:width="15.84cm" svg:height="7.286cm" svg:x="0.72cm" svg:y="0.487cm"><draw:text-box draw:corner-radius="0.199cm"><text:p><text:span text:style-name="T75">Activiti</text:span></text:p><text:p><text:span text:style-name="T76"/></text:p><text:p><text:span text:style-name="T76">Per a obtenir les tasques d’una definició de procés:</text:span></text:p><text:p><text:span text:style-name="T76"/></text:p><text:p><text:span text:style-name="T76">ReadOnlyProcessDefinition processDefinition = </text:span></text:p><text:p><text:span text:style-name="T76"><text:tab/></text:span><text:span text:style-name="T76"><text:tab/></text:span><text:span text:style-name="T76">((RepositoryServiceImpl)repositoryService).getDeployedProcessDefinition( procDef );</text:span></text:p><text:p><text:span text:style-name="T76"><text:s/></text:span></text:p><text:p><text:span text:style-name="T76">if (processDefinition != null) {</text:span></text:p><text:p><text:span text:style-name="T76"><text:tab/></text:span><text:span text:style-name="T76">for (PvmActivity activity : processDefinition.getActivities()) {</text:span></text:p><text:p><text:span text:style-name="T76"><text:tab/></text:span><text:span text:style-name="T76"><text:tab/></text:span><text:span text:style-name="T76"> </text:span><text:span text:style-name="T76">String type = (String) activity.getProperty("type");</text:span></text:p><text:p><text:span text:style-name="T76"><text:tab/></text:span><text:span text:style-name="T76"><text:tab/></text:span><text:span text:style-name="T76">// Type pot ser userTask, exclusiveGateway, endEvent...</text:span></text:p><text:p><text:span text:style-name="T76"><text:tab/></text:span><text:span text:style-name="T76"> <text:s text:c="3"/></text:span><text:span text:style-name="T76">}</text:span></text:p><text:p><text:span text:style-name="T76"/></text:p><text:p><text:span text:style-name="T76">O podem utilitzar la representació del procés com a POJO amb:</text:span></text:p><text:p><text:span text:style-name="T76"><text:tab/></text:span><text:span text:style-name="T76">- RepositoryService.getBpmnModel(String processDefinitionId)</text:span></text:p></draw:text-box></draw:frame></text:p>
      <text:p text:style-name="P20"/>
      <text:list xml:id="list134323523032400" text:continue-numbering="true" text:style-name="L6">
        <text:list-item>
          <text:p text:style-name="P96"><text:span text:style-name="T8">public</text:span><text:span text:style-name="T25"> WProcessDefinition findProcessDefinitionWithProcessInstanceId(</text:span></text:p>
        </text:list-item>
      </text:list>
      <text:p text:style-name="P19"><text:span text:style-name="T25"><text:tab/><text:tab/><text:tab/>String </text:span><text:span text:style-name="T52">processInstance</text:span><text:span text:style-name="T25">);</text:span></text:p>
      <text:p text:style-name="P8"><draw:frame text:anchor-type="paragraph" draw:z-index="20" draw:name="Forma1" draw:style-name="gr6" draw:text-style-name="P120" svg:width="15.84cm" svg:height="3.828cm" svg:x="0.667cm" svg:y="0.307cm"><draw:text-box draw:corner-radius="0.199cm"><text:p><text:span text:style-name="T75">Activiti</text:span></text:p><text:p><text:span text:style-name="T75"/></text:p><text:p><text:span text:style-name="T76">HistoricProcessInstance historicProcessInstance = historyService.createHistoricProcessInstanceQuery()</text:span></text:p><text:p><text:span text:style-name="T76"><text:tab/></text:span><text:span text:style-name="T76"><text:tab/></text:span><text:span text:style-name="T76"><text:tab/></text:span><text:span text:style-name="T76">.processInstanceId(processInstanceId).singleResult();</text:span></text:p><text:p><text:span text:style-name="T76">String processDefinitionId <text:s/>= historicProcessInstance.getProcessDefinitionId();</text:span><text:span text:style-name="T76"><text:tab/></text:span><text:span text:style-name="T76"> <text:s text:c="3"/></text:span></text:p><text:p><text:span text:style-name="T76">ProcessDefinitionEntity pde = (ProcessDefinitionEntity) ((RepositoryServiceImpl) </text:span></text:p><text:p><text:span text:style-name="T76"><text:s text:c="8"/></text:span><text:span text:style-name="T76">ActivitiUtil.getRepositoryService()).getDeployedProcessDefinition(processDefinitionId);</text:span></text:p></draw:text-box></draw:frame></text:p>
      <text:list xml:id="list134322581897498" text:continue-list="list3122463390850055312" text:style-name="WWNum1">
        <text:list-item>
          <text:h text:style-name="Heading_20_2" text:outline-level="2"><text:soft-page-break/><text:span text:style-name="T63">Mètodes de </text:span><text:span text:style-name="T64">Instància</text:span><text:span text:style-name="T63"> de procés</text:span></text:h>
        </text:list-item>
      </text:list>
      <text:p text:style-name="CatSalut_20_10">Cream <text:span text:style-name="T68">uni interfície per a poder consultar les dades de la instància de procés:</text:span></text:p>
      <text:p text:style-name="CatSalut_20_10"/>
      <text:p text:style-name="P53"><text:span text:style-name="T6">public</text:span><text:span text:style-name="T23"> </text:span><text:span text:style-name="T6">interface</text:span><text:span text:style-name="T23"> WProcessInstance {</text:span></text:p>
      <text:p text:style-name="P58"/>
      <text:p text:style-name="P53"><text:span text:style-name="T23"><text:tab/></text:span><text:span text:style-name="T6">public</text:span><text:span text:style-name="T23"> String getId();</text:span></text:p>
      <text:p text:style-name="P53"><text:span text:style-name="T23"><text:tab/></text:span><text:span text:style-name="T6">public</text:span><text:span text:style-name="T23"> String getProcessDefinitionId();</text:span></text:p>
      <text:p text:style-name="P53"><text:span text:style-name="T23"><text:tab/></text:span><text:span text:style-name="T6">public</text:span><text:span text:style-name="T23"> String getProcessDefinitionName();</text:span></text:p>
      <text:p text:style-name="P53"><text:span text:style-name="T23"><text:tab/></text:span><text:span text:style-name="T6">public</text:span><text:span text:style-name="T23"> String getParentProcessInstanceId();</text:span></text:p>
      <text:p text:style-name="P53"><text:span text:style-name="T23"><text:tab/></text:span><text:span text:style-name="T6">public</text:span><text:span text:style-name="T23"> Date getStartTime();</text:span></text:p>
      <text:p text:style-name="P53"><text:span text:style-name="T23"><text:tab/></text:span><text:span text:style-name="T6">public</text:span><text:span text:style-name="T23"> Date getEndTime();</text:span></text:p>
      <text:p text:style-name="P53"><text:span text:style-name="T23"><text:tab/></text:span><text:span text:style-name="T6">public</text:span><text:span text:style-name="T23"> String getDescription();</text:span></text:p>
      <text:p text:style-name="P56"><text:tab/></text:p>
      <text:p text:style-name="P53"><text:span text:style-name="T23"><text:tab/></text:span><text:span text:style-name="T6">public</text:span><text:span text:style-name="T23"> Object getProcessInstance();</text:span></text:p>
      <text:p text:style-name="P56">}</text:p>
      <text:p text:style-name="P23"/>
      <text:p text:style-name="P23"><draw:frame text:anchor-type="paragraph" draw:z-index="18" draw:name="Forma1" draw:style-name="gr4" draw:text-style-name="P120" svg:width="15.84cm" svg:height="8.15cm" svg:x="0.72cm" svg:y="0.487cm"><draw:text-box draw:corner-radius="0.199cm"><text:p><text:span text:style-name="T75">Activiti</text:span></text:p><text:p><text:span text:style-name="T76"/></text:p><text:p><text:span text:style-name="T76">public interface ProcessInstance:</text:span></text:p><text:p><text:span text:style-name="T76"><text:tab/></text:span><text:span text:style-name="T76">- String</text:span><text:span text:style-name="T76"><text:tab/></text:span><text:span text:style-name="T76">getId() </text:span></text:p><text:p><text:span text:style-name="T76"><text:tab/></text:span><text:span text:style-name="T76">- String</text:span><text:span text:style-name="T76"><text:tab/></text:span><text:span text:style-name="T76">getProcessDefinitionId() </text:span></text:p><text:p><text:span text:style-name="T76"><text:tab/></text:span><text:span text:style-name="T76">- String </text:span><text:span text:style-name="T76"><text:tab/></text:span><text:span text:style-name="T76">getProcessDefinitionName()</text:span></text:p><text:p><text:span text:style-name="T76"><text:tab/></text:span><text:span text:style-name="T76">- String</text:span><text:span text:style-name="T76"><text:tab/></text:span><text:span text:style-name="T76">getParentId()</text:span></text:p><text:p><text:span text:style-name="T76"><text:tab/></text:span><text:span text:style-name="T76">- String</text:span><text:span text:style-name="T76"><text:tab/></text:span><text:span text:style-name="T76">getDescription()</text:span></text:p><text:p><text:span text:style-name="T76"/></text:p><text:p><text:span text:style-name="T76">public interface HistoricProcessInstance:</text:span></text:p><text:p><text:span text:style-name="T76"><text:tab/></text:span><text:span text:style-name="T76">- String</text:span><text:span text:style-name="T76"><text:tab/></text:span><text:span text:style-name="T76">getId() </text:span></text:p><text:p><text:span text:style-name="T76"><text:tab/></text:span><text:span text:style-name="T76">- String</text:span><text:span text:style-name="T76"><text:tab/></text:span><text:span text:style-name="T76">getProcessDefinitionId() </text:span></text:p><text:p><text:span text:style-name="T76"><text:tab/></text:span><text:span text:style-name="T76">- String </text:span><text:span text:style-name="T76"><text:tab/></text:span><text:span text:style-name="T76">getProcessDefinitionName()</text:span></text:p><text:p><text:span text:style-name="T76"><text:tab/></text:span><text:span text:style-name="T76">- String</text:span><text:span text:style-name="T76"><text:tab/></text:span><text:span text:style-name="T76">getSuperProcessInstanveId()</text:span></text:p><text:p><text:span text:style-name="T76"><text:tab/></text:span><text:span text:style-name="T76">- String</text:span><text:span text:style-name="T76"><text:tab/></text:span><text:span text:style-name="T76">getDescription()</text:span></text:p><text:p><text:span text:style-name="T76"><text:tab/></text:span><text:span text:style-name="T76">- Date</text:span><text:span text:style-name="T76"><text:tab/></text:span><text:span text:style-name="T76">getEndTime()</text:span></text:p><text:p><text:span text:style-name="T76"><text:tab/></text:span><text:span text:style-name="T76">- Date</text:span><text:span text:style-name="T76"><text:tab/></text:span><text:span text:style-name="T76">getStartTime()</text:span></text:p></draw:text-box></draw:frame></text:p>
      <text:p text:style-name="P21"/>
      <text:p text:style-name="P15"><text:span text:style-name="T13">public</text:span><text:span text:style-name="T23"> </text:span><text:span text:style-name="T35">List&lt;</text:span><text:span text:style-name="T36">W</text:span><text:span text:style-name="T35">ProcessInstance&gt; findProcessInstancesWithProcessDefinitionId(</text:span></text:p>
      <text:p text:style-name="P15"><text:span text:style-name="T35"><text:tab/><text:tab/><text:tab/>String </text:span><text:span text:style-name="T53">processDefinitionId</text:span><text:span text:style-name="T35">);</text:span></text:p>
      <text:p text:style-name="P10"/>
      <text:p text:style-name="P16"><text:span text:style-name="T9">public</text:span><text:span text:style-name="T23"> List&lt;WProcessInstance&gt; findProcessInstancesWithProcessDefinitionName(String </text:span><text:span text:style-name="T51">processName</text:span><text:span text:style-name="T23">);</text:span></text:p>
      <text:p text:style-name="P11"/>
      <text:p text:style-name="P11"><draw:frame text:anchor-type="paragraph" draw:z-index="21" draw:name="Forma1" draw:style-name="gr7" draw:text-style-name="P120" svg:width="15.84cm" svg:height="2.964cm" svg:x="0.667cm" svg:y="0.307cm"><draw:text-box draw:corner-radius="0.199cm"><text:p><text:span text:style-name="T75">Activiti</text:span></text:p><text:p><text:span text:style-name="T75"/></text:p><text:p><text:span text:style-name="T76">ProcessInstanceQuery / HistoricProcessInstanceQuery</text:span></text:p><text:p><text:span text:style-name="T76"><text:tab/></text:span><text:span text:style-name="T76">- processDefinitionId</text:span></text:p><text:p><text:span text:style-name="T76"><text:tab/></text:span><text:span text:style-name="T76">- processDefinitionName</text:span></text:p></draw:text-box></draw:frame></text:p>
      <text:p text:style-name="P80"/>
      <text:p text:style-name="P85"><text:span text:style-name="T6">public</text:span><text:span text:style-name="T23"> List&lt;JbpmProcessInstance&gt; findProcessInstancesWithProcessDefinitionNameAndEntorn(</text:span></text:p>
      <text:p text:style-name="P65"><text:span text:style-name="T23"><text:tab/><text:tab/><text:tab/>String </text:span><text:span text:style-name="T51">processName</text:span><text:span text:style-name="T23">, </text:span></text:p>
      <text:p text:style-name="P65"><text:span text:style-name="T23"><text:tab/><text:tab/><text:tab/>Long </text:span><text:span text:style-name="T51">entornId</text:span><text:span text:style-name="T23">);</text:span></text:p>
      <text:p text:style-name="P73"/>
      <text:p text:style-name="P64"><draw:frame text:anchor-type="paragraph" draw:z-index="25" draw:name="Forma1" draw:style-name="gr9" draw:text-style-name="P120" svg:width="15.84cm" svg:height="4.261cm" svg:x="0.667cm" svg:y="0.307cm"><draw:text-box draw:corner-radius="0.199cm"><text:p><text:span text:style-name="T75">Activiti</text:span></text:p><text:p><text:span text:style-name="T75"/></text:p><text:p><text:span text:style-name="T76">Serà necessari crear un Command per a poder enllaçar la instància de procés amb l’entorn, o podem utilitzar el tenantId com a entornId (o processDefinitionCategory):</text:span></text:p><text:p><text:span text:style-name="T76"/></text:p><text:p><text:span text:style-name="T76">ProcessInstanceQuery / HistoricProcessInstanceQuery</text:span></text:p><text:p><text:span text:style-name="T76"><text:tab/></text:span><text:span text:style-name="T76">- processDefinitionId</text:span></text:p><text:p><text:span text:style-name="T76"><text:tab/></text:span><text:span text:style-name="T76">- tenantId (o processDefinitionCategory)</text:span></text:p></draw:text-box></draw:frame></text:p>
      <text:p text:style-name="P79"/>
      <text:p text:style-name="P64"><text:span text:style-name="T6">public</text:span><text:span text:style-name="T23"> List&lt;JbpmProcessInstance&gt; getProcessInstanceTree(String </text:span><text:span text:style-name="T51">rootProcessInstanceId</text:span><text:span text:style-name="T23">);</text:span></text:p>
      <text:p text:style-name="P71"/>
      <text:p text:style-name="P76"><draw:frame text:anchor-type="paragraph" draw:z-index="22" draw:name="Forma1" draw:style-name="gr8" draw:text-style-name="P120" svg:width="15.84cm" svg:height="2.532cm" svg:x="0.667cm" svg:y="0.307cm"><draw:text-box draw:corner-radius="0.199cm"><text:p><text:span text:style-name="T75">Activiti</text:span></text:p><text:p><text:span text:style-name="T75"/></text:p><text:p><text:span text:style-name="T76">ProcessInstanceQuery / HistoricProcessInstanceQuery</text:span></text:p><text:p><text:span text:style-name="T76"><text:tab/></text:span><text:span text:style-name="T76">- superProcessInstanceId</text:span></text:p></draw:text-box></draw:frame></text:p>
      <text:p text:style-name="P76"/>
      <text:p text:style-name="P64"><text:span text:style-name="T6">public</text:span><text:span text:style-name="T23"> JbpmProcessInstance getProcessInstance(String </text:span><text:span text:style-name="T51">processInstanceId</text:span><text:span text:style-name="T23">);</text:span></text:p>
      <text:p text:style-name="P71"/>
      <text:p text:style-name="P71"><draw:frame text:anchor-type="paragraph" draw:z-index="23" draw:name="Forma1" draw:style-name="gr8" draw:text-style-name="P120" svg:width="15.84cm" svg:height="2.532cm" svg:x="0.667cm" svg:y="0.307cm"><draw:text-box draw:corner-radius="0.199cm"><text:p><text:span text:style-name="T75">Activiti</text:span></text:p><text:p><text:span text:style-name="T75"/></text:p><text:p><text:span text:style-name="T76">ProcessInstanceQuery / HistoricProcessInstanceQuery</text:span></text:p><text:p><text:span text:style-name="T76"><text:tab/></text:span><text:span text:style-name="T76">- processInstanceId</text:span></text:p></draw:text-box></draw:frame></text:p>
      <text:p text:style-name="P71"/>
      <text:p text:style-name="P64"><text:span text:style-name="T6">public</text:span><text:span text:style-name="T23"> JbpmProcessInstance getRootProcessInstance(String </text:span><text:span text:style-name="T51">processInstanceId</text:span><text:span text:style-name="T23">);</text:span></text:p>
      <text:p text:style-name="P71"/>
      <text:p text:style-name="P71"><draw:frame text:anchor-type="paragraph" draw:z-index="24" draw:name="Forma1" draw:style-name="gr2" draw:text-style-name="P120" svg:width="15.84cm" svg:height="3.396cm" svg:x="0.667cm" svg:y="0.307cm"><draw:text-box draw:corner-radius="0.199cm"><text:p><text:span text:style-name="T75">Activiti</text:span></text:p><text:p><text:span text:style-name="T75"/></text:p><text:p><text:span text:style-name="T76">HistoricProcessInstanceQuery</text:span></text:p><text:p><text:span text:style-name="T76"><text:tab/></text:span><text:span text:style-name="T76">- processInstanceId</text:span></text:p><text:p><text:span text:style-name="T76"/></text:p><text:p><text:span text:style-name="T76">HistoricProcessInstance.getSuperProcessInstanceId()</text:span></text:p></draw:text-box></draw:frame></text:p>
      <text:p text:style-name="P71"/>
      <text:p text:style-name="P64"><text:span text:style-name="T6">public</text:span><text:span text:style-name="T23"> List&lt;String&gt; findRootProcessInstancesWithTasksCommand( </text:span><text:span text:style-name="T65">// 3.0</text:span></text:p>
      <text:p text:style-name="P64"><text:span text:style-name="T23"><text:tab/><text:tab/><text:tab/>String </text:span><text:span text:style-name="T51">actorId</text:span><text:span text:style-name="T23">,</text:span></text:p>
      <text:p text:style-name="P64"><text:span text:style-name="T23"><text:tab/><text:tab/><text:tab/>List&lt;String&gt; </text:span><text:span text:style-name="T51">processInstanceIds</text:span><text:span text:style-name="T23">,</text:span></text:p>
      <text:p text:style-name="P64"><text:span text:style-name="T23"><text:tab/><text:tab/><text:tab/></text:span><text:span text:style-name="T6">boolean</text:span><text:span text:style-name="T23"> </text:span><text:span text:style-name="T51">nomesMeves</text:span><text:span text:style-name="T23">,</text:span></text:p>
      <text:p text:style-name="P64"><text:span text:style-name="T23"><text:tab/><text:tab/><text:tab/></text:span><text:span text:style-name="T6">boolean</text:span><text:span text:style-name="T23"> </text:span><text:span text:style-name="T51">nomesTasquesPersonals</text:span><text:span text:style-name="T23">,</text:span></text:p>
      <text:p text:style-name="P64"><text:span text:style-name="T23"><text:tab/><text:tab/><text:tab/></text:span><text:span text:style-name="T6">boolean</text:span><text:span text:style-name="T23"> </text:span><text:span text:style-name="T51">nomesTasquesGrup</text:span><text:span text:style-name="T23">);</text:span></text:p>
      <text:p text:style-name="P71"><draw:frame text:anchor-type="paragraph" draw:z-index="32" draw:name="Forma1" draw:style-name="gr12" draw:text-style-name="P120" svg:width="15.84cm" svg:height="1.235cm" svg:x="0.684cm" svg:y="0.741cm"><draw:text-box draw:corner-radius="0.199cm"><text:p><text:span text:style-name="T75">Activiti </text:span><text:span text:style-name="T76">: Serà necessari crear un command específic</text:span></text:p></draw:text-box></draw:frame></text:p>
      <text:p text:style-name="P87"/>
      <text:p text:style-name="P65"><text:span text:style-name="T6">public</text:span><text:span text:style-name="T23"> JbpmProcessInstance startProcessInstanceById(</text:span></text:p>
      <text:p text:style-name="P65"><text:span text:style-name="T23"><text:tab/><text:tab/><text:tab/>String </text:span><text:span text:style-name="T51">actorId</text:span><text:span text:style-name="T23">, </text:span></text:p>
      <text:p text:style-name="P65"><text:span text:style-name="T23"><text:tab/><text:tab/><text:tab/>String </text:span><text:span text:style-name="T51">processDefinitionId</text:span><text:span text:style-name="T23">, </text:span></text:p>
      <text:p text:style-name="P65"><text:span text:style-name="T23"><text:tab/><text:tab/><text:tab/>Map&lt;String, Object&gt; </text:span><text:span text:style-name="T51">variables</text:span><text:span text:style-name="T23">);</text:span></text:p>
      <text:p text:style-name="P73"/>
      <text:p text:style-name="P73"><draw:frame text:anchor-type="paragraph" draw:z-index="27" draw:name="Forma1" draw:style-name="gr8" draw:text-style-name="P120" svg:width="15.84cm" svg:height="2.532cm" svg:x="0.667cm" svg:y="0.307cm"><draw:text-box draw:corner-radius="0.199cm"><text:p><text:span text:style-name="T75">Activiti</text:span></text:p><text:p><text:span text:style-name="T75"/></text:p><text:p><text:span text:style-name="T76">IdentityService.setAuthenticatedUserId(usuari)</text:span></text:p><text:p><text:span text:style-name="T76">RuntimeService.sartProcessInstanceById(processDefinitionsId, variables)</text:span></text:p></draw:text-box></draw:frame></text:p>
      <text:p text:style-name="P73"/>
      <text:p text:style-name="P64"><text:span text:style-name="T6">public</text:span><text:span text:style-name="T23"> </text:span><text:span text:style-name="T6">void</text:span><text:span text:style-name="T23"> signalProcessInstance(String </text:span><text:span text:style-name="T51">processInstanceId</text:span><text:span text:style-name="T23">, String </text:span><text:span text:style-name="T51">transitionName</text:span><text:span text:style-name="T23">);</text:span></text:p>
      <text:p text:style-name="P71"/>
      <text:p text:style-name="P71"><draw:frame text:anchor-type="paragraph" draw:z-index="28" draw:name="Forma1" draw:style-name="gr8" draw:text-style-name="P120" svg:width="15.84cm" svg:height="2.532cm" svg:x="0.667cm" svg:y="0.307cm"><draw:text-box draw:corner-radius="0.199cm"><text:p><text:span text:style-name="T75">Activiti</text:span></text:p><text:p><text:span text:style-name="T75"/></text:p><text:p><text:span text:style-name="T76">RuntimeService.signal(executionId)</text:span></text:p><text:p><text:span text:style-name="T76">RuntimeService.signalEventReceived(signalName, executionId)</text:span></text:p></draw:text-box></draw:frame></text:p>
      <text:p text:style-name="P71"/>
      <text:p text:style-name="P64"><text:span text:style-name="T6">public</text:span><text:span text:style-name="T23"> </text:span><text:span text:style-name="T6">void</text:span><text:span text:style-name="T23"> deleteProcessInstance(String </text:span><text:span text:style-name="T51">processInstanceId</text:span><text:span text:style-name="T23">);</text:span></text:p>
      <text:p text:style-name="P71"/>
      <text:p text:style-name="P64"><draw:frame text:anchor-type="paragraph" draw:z-index="29" draw:name="Forma1" draw:style-name="gr11" draw:text-style-name="P120" svg:width="15.84cm" svg:height="2.1cm" svg:x="0.667cm" svg:y="0.307cm"><draw:text-box draw:corner-radius="0.199cm"><text:p><text:span text:style-name="T75">Activiti</text:span></text:p><text:p><text:span text:style-name="T75"/></text:p><text:p><text:span text:style-name="T76">RuntimeService.deleteProcessInstance(processInstanceId)</text:span></text:p></draw:text-box></draw:frame></text:p>
      <text:p text:style-name="P71"/>
      <text:p text:style-name="P64"><text:span text:style-name="T6">public</text:span><text:span text:style-name="T23"> </text:span><text:span text:style-name="T6">void</text:span><text:span text:style-name="T23"> suspendProcessInstances(String[] </text:span><text:span text:style-name="T51">processInstanceIds</text:span><text:span text:style-name="T23">);</text:span></text:p>
      <text:p text:style-name="P71"/>
      <text:p text:style-name="P71"><draw:frame text:anchor-type="paragraph" draw:z-index="26" draw:name="Forma1" draw:style-name="gr10" draw:text-style-name="P120" svg:width="15.84cm" svg:height="2.424cm" svg:x="0.667cm" svg:y="0.307cm"><draw:text-box draw:corner-radius="0.199cm"><text:p><text:span text:style-name="T75">Activiti</text:span></text:p><text:p><text:span text:style-name="T75"/></text:p><text:p><text:span text:style-name="T76">RuntimeService.suspendProcessInstanceById(processInstanceId)</text:span></text:p></draw:text-box></draw:frame></text:p>
      <text:p text:style-name="P71"/>
      <text:p text:style-name="P64"><text:span text:style-name="T6">public</text:span><text:span text:style-name="T23"> </text:span><text:span text:style-name="T6">void</text:span><text:span text:style-name="T23"> resumeProcessInstances(String[] </text:span><text:span text:style-name="T51">processInstanceIds</text:span><text:span text:style-name="T23">);</text:span></text:p>
      <text:p text:style-name="P71"/>
      <text:p text:style-name="P71"><draw:frame text:anchor-type="paragraph" draw:z-index="30" draw:name="Forma1" draw:style-name="gr10" draw:text-style-name="P120" svg:width="15.84cm" svg:height="2.424cm" svg:x="0.667cm" svg:y="0.307cm"><draw:text-box draw:corner-radius="0.199cm"><text:p><text:span text:style-name="T75">Activiti</text:span></text:p><text:p><text:span text:style-name="T75"/></text:p><text:p><text:span text:style-name="T76">RuntimeService.activateProcessInstanceById(processInstanceId)</text:span></text:p></draw:text-box></draw:frame></text:p>
      <text:p text:style-name="P71"><text:tab/></text:p>
      <text:p text:style-name="P21"/>
      <text:p text:style-name="P15"><text:span text:style-name="T13">public</text:span><text:span text:style-name="T23"> </text:span><text:span text:style-name="T13">void</text:span><text:span text:style-name="T23"> </text:span><text:span text:style-name="T35">changeProcessInstanceVersion(String </text:span><text:span text:style-name="T53">processInstanceId</text:span><text:span text:style-name="T35">, </text:span><text:span text:style-name="T14">int</text:span><text:span text:style-name="T35"> </text:span><text:span text:style-name="T53">newVersion</text:span><text:span text:style-name="T35">);</text:span></text:p>
      <text:p text:style-name="P10"/>
      <text:p text:style-name="P10"><draw:frame text:anchor-type="paragraph" draw:z-index="31" draw:name="Forma1" draw:style-name="gr11" draw:text-style-name="P120" svg:width="15.84cm" svg:height="2.1cm" svg:x="0.667cm" svg:y="0.307cm"><draw:text-box draw:corner-radius="0.199cm"><text:p><text:span text:style-name="T75">Activiti</text:span></text:p><text:p><text:span text:style-name="T75"/></text:p><text:p><text:span text:style-name="T76">SetProcessDefinitionVersionCmd(</text:span><text:span text:style-name="T80">processInstanceId, processDefinitionVersion</text:span><text:span text:style-name="T76">)</text:span></text:p></draw:text-box></draw:frame><text:soft-page-break/></text:p>
      <text:list xml:id="list134323432701593" text:continue-numbering="true" text:style-name="WWNum1">
        <text:list-item>
          <text:h text:style-name="Heading_20_2" text:outline-level="2">Mètodes de <text:span text:style-name="T62">Variables </text:span>de procés</text:h>
        </text:list-item>
      </text:list>
      <text:p text:style-name="P15"><text:span text:style-name="T13">public</text:span><text:span text:style-name="T23"> </text:span><text:span text:style-name="T35">Map&lt;String, Object&gt; getProcessInstanceVariables(String </text:span><text:span text:style-name="T53">processInstanceId</text:span><text:span text:style-name="T35">);</text:span></text:p>
      <text:p text:style-name="P10"/>
      <text:p text:style-name="P10"><draw:frame text:anchor-type="paragraph" draw:z-index="33" draw:name="Forma1" draw:style-name="gr11" draw:text-style-name="P120" svg:width="15.84cm" svg:height="2.1cm" svg:x="0.667cm" svg:y="0.307cm"><draw:text-box draw:corner-radius="0.199cm"><text:p><text:span text:style-name="T75">Activiti</text:span></text:p><text:p><text:span text:style-name="T75"/></text:p><text:p><text:span text:style-name="T76">RuntimeService.getVariableInstances(executionId)</text:span></text:p></draw:text-box></draw:frame></text:p>
      <text:p text:style-name="P10"/>
      <text:p text:style-name="P64"><text:span text:style-name="T6">public</text:span><text:span text:style-name="T23"> Object getProcessInstanceVariable(String </text:span><text:span text:style-name="T51">processInstanceId</text:span><text:span text:style-name="T23">, String </text:span><text:span text:style-name="T51">varName</text:span><text:span text:style-name="T23">);</text:span></text:p>
      <text:p text:style-name="P71"/>
      <text:p text:style-name="P71"><draw:frame text:anchor-type="paragraph" draw:z-index="34" draw:name="Forma1" draw:style-name="gr11" draw:text-style-name="P120" svg:width="15.84cm" svg:height="2.1cm" svg:x="0.667cm" svg:y="0.307cm"><draw:text-box draw:corner-radius="0.199cm"><text:p><text:span text:style-name="T75">Activiti</text:span></text:p><text:p><text:span text:style-name="T75"/></text:p><text:p><text:span text:style-name="T76">RuntimeService.getVariableInstance(executionId, variableName)</text:span></text:p></draw:text-box></draw:frame></text:p>
      <text:p text:style-name="P71"/>
      <text:p text:style-name="P64"><text:span text:style-name="T6">public</text:span><text:span text:style-name="T23"> </text:span><text:span text:style-name="T6">void</text:span><text:span text:style-name="T23"> setProcessInstanceVariable(String </text:span><text:span text:style-name="T51">processInstanceId</text:span><text:span text:style-name="T23">, String </text:span><text:span text:style-name="T51">varName</text:span><text:span text:style-name="T23">, Object </text:span><text:span text:style-name="T51">value</text:span><text:span text:style-name="T23">);</text:span></text:p>
      <text:p text:style-name="P71"/>
      <text:p text:style-name="P71"><draw:frame text:anchor-type="paragraph" draw:z-index="35" draw:name="Forma1" draw:style-name="gr11" draw:text-style-name="P120" svg:width="15.84cm" svg:height="2.1cm" svg:x="0.667cm" svg:y="0.307cm"><draw:text-box draw:corner-radius="0.199cm"><text:p><text:span text:style-name="T75">Activiti</text:span></text:p><text:p><text:span text:style-name="T75"/></text:p><text:p><text:span text:style-name="T76">RuntimeService.setVariable(executionId, variableName, value)</text:span></text:p></draw:text-box></draw:frame></text:p>
      <text:p text:style-name="P71"/>
      <text:p text:style-name="P15"><text:span text:style-name="T13">public</text:span><text:span text:style-name="T23"> </text:span><text:span text:style-name="T13">void</text:span><text:span text:style-name="T23"> </text:span><text:span text:style-name="T35">deleteProcessInstanceVariable(String </text:span><text:span text:style-name="T53">processInstanceId</text:span><text:span text:style-name="T35">, String </text:span><text:span text:style-name="T53">varName</text:span><text:span text:style-name="T35">);</text:span></text:p>
      <text:p text:style-name="P10"/>
      <text:p text:style-name="P10"><draw:frame text:anchor-type="paragraph" draw:z-index="36" draw:name="Forma1" draw:style-name="gr11" draw:text-style-name="P120" svg:width="15.84cm" svg:height="2.1cm" svg:x="0.667cm" svg:y="0.307cm"><draw:text-box draw:corner-radius="0.199cm"><text:p><text:span text:style-name="T75">Activiti</text:span></text:p><text:p><text:span text:style-name="T75"/></text:p><text:p><text:span text:style-name="T76">RuntimeService.removeVariable(executionId, variableName)</text:span></text:p></draw:text-box></draw:frame></text:p>
      <text:p text:style-name="P10"/>
      <text:p text:style-name="P12"/>
      <text:p text:style-name="P88"/>
      <text:list xml:id="list134324033575762" text:continue-numbering="true" text:style-name="WWNum1">
        <text:list-item>
          <text:h text:style-name="Heading_20_2" text:outline-level="2">Mètodes de <text:span text:style-name="T69">Instància </text:span>de <text:span text:style-name="T69">tasca</text:span></text:h>
        </text:list-item>
      </text:list>
      <text:p text:style-name="P46">Cream <text:span text:style-name="T68">uni interfície per a poder consultar les dades de la instància de tasca:</text:span></text:p>
      <text:p text:style-name="P46"/>
      <text:p text:style-name="P54"><text:span text:style-name="T6">public</text:span><text:span text:style-name="T23"> </text:span><text:span text:style-name="T6">interface</text:span><text:span text:style-name="T23"> W</text:span><text:span text:style-name="T26">Task</text:span><text:span text:style-name="T23">Instance {</text:span></text:p>
      <text:p text:style-name="P59"/>
      <text:p text:style-name="P54"><text:span text:style-name="T23"><text:tab/></text:span><text:span text:style-name="T6">public</text:span><text:span text:style-name="T23"> String getId();</text:span></text:p>
      <text:p text:style-name="P64"><text:span text:style-name="T23"><text:tab/><text:tab/></text:span><text:span text:style-name="T6">public</text:span><text:span text:style-name="T23"> Long getTaskInstanceId();</text:span></text:p>
      <text:p text:style-name="P64"><text:span text:style-name="T23"><text:tab/><text:tab/></text:span><text:span text:style-name="T6">public</text:span><text:span text:style-name="T23"> String getProcessInstanceId();</text:span></text:p>
      <text:p text:style-name="P64"><text:span text:style-name="T23"><text:tab/><text:tab/></text:span><text:span text:style-name="T6">public</text:span><text:span text:style-name="T23"> String getProcessDefinitionId();</text:span></text:p>
      <text:p text:style-name="P64"><text:span text:style-name="T23"><text:tab/><text:tab/></text:span><text:span text:style-name="T6">public</text:span><text:span text:style-name="T23"> Long getExpedientId();</text:span></text:p>
      <text:p text:style-name="P64"><text:span text:style-name="T23"><text:tab/><text:tab/></text:span><text:span text:style-name="T6">public</text:span><text:span text:style-name="T23"> String getTaskName();</text:span></text:p>
      <text:p text:style-name="P64"><text:span text:style-name="T23"><text:tab/><text:tab/></text:span><text:span text:style-name="T6">public</text:span><text:span text:style-name="T23"> String getDescription();</text:span></text:p>
      <text:p text:style-name="P64"><text:span text:style-name="T23"><text:tab/><text:tab/></text:span><text:span text:style-name="T6">public</text:span><text:span text:style-name="T23"> String getActorId();</text:span></text:p>
      <text:p text:style-name="P64"><text:span text:style-name="T23"><text:tab/><text:tab/></text:span><text:span text:style-name="T6">public</text:span><text:span text:style-name="T23"> Date getCreateTime();</text:span></text:p>
      <text:p text:style-name="P64"><text:span text:style-name="T23"><text:tab/><text:tab/></text:span><text:span text:style-name="T6">public</text:span><text:span text:style-name="T23"> Date getStartTime();</text:span></text:p>
      <text:p text:style-name="P64"><text:span text:style-name="T23"><text:tab/><text:tab/></text:span><text:span text:style-name="T6">public</text:span><text:span text:style-name="T23"> Date getEndTime();</text:span></text:p>
      <text:p text:style-name="P64"><text:span text:style-name="T23"><text:tab/><text:tab/></text:span><text:span text:style-name="T6">public</text:span><text:span text:style-name="T23"> Date getDueDate();</text:span></text:p>
      <text:p text:style-name="P64"><text:span text:style-name="T23"><text:tab/><text:tab/></text:span><text:span text:style-name="T6">public</text:span><text:span text:style-name="T23"> </text:span><text:span text:style-name="T6">int</text:span><text:span text:style-name="T23"> getPriority();</text:span></text:p>
      <text:p text:style-name="P64"><text:span text:style-name="T23"><text:tab/><text:tab/></text:span><text:span text:style-name="T6">public</text:span><text:span text:style-name="T23"> </text:span><text:span text:style-name="T6">boolean</text:span><text:span text:style-name="T23"> isOpen();</text:span></text:p>
      <text:p text:style-name="P64"><text:span text:style-name="T23"><text:tab/><text:tab/></text:span><text:span text:style-name="T6">public</text:span><text:span text:style-name="T23"> </text:span><text:span text:style-name="T6">boolean</text:span><text:span text:style-name="T23"> isCompleted();</text:span></text:p>
      <text:p text:style-name="P64"><text:span text:style-name="T23"><text:tab/><text:tab/></text:span><text:span text:style-name="T6">public</text:span><text:span text:style-name="T23"> </text:span><text:span text:style-name="T6">boolean</text:span><text:span text:style-name="T23"> isSuspended();</text:span></text:p>
      <text:p text:style-name="P64"><text:span text:style-name="T23"><text:tab/><text:tab/></text:span><text:span text:style-name="T6">public</text:span><text:span text:style-name="T23"> </text:span><text:span text:style-name="T6">boolean</text:span><text:span text:style-name="T23"> isCancelled();</text:span></text:p>
      <text:p text:style-name="P64"><text:span text:style-name="T23"><text:tab/><text:tab/></text:span><text:span text:style-name="T6">public</text:span><text:span text:style-name="T23"> Set&lt;String&gt; getPooledActors();</text:span></text:p>
      <text:p text:style-name="P64"><text:span text:style-name="T23"><text:tab/><text:tab/></text:span><text:span text:style-name="T6">public</text:span><text:span text:style-name="T23"> </text:span><text:span text:style-name="T6">boolean</text:span><text:span text:style-name="T23"> isAgafada();</text:span></text:p>
      <text:p text:style-name="P64"><text:span text:style-name="T23"><text:tab/><text:tab/></text:span><text:span text:style-name="T6">public</text:span><text:span text:style-name="T23"> String getSelectedOutcome();</text:span></text:p>
      <text:p text:style-name="P83"/>
      <text:p text:style-name="P64"><text:span text:style-name="T23"><text:tab/><text:tab/></text:span><text:span text:style-name="T65">// Cache</text:span></text:p>
      <text:p text:style-name="P64"><text:span text:style-name="T23"><text:tab/><text:tab/></text:span><text:span text:style-name="T6">public</text:span><text:span text:style-name="T23"> String getTitol();</text:span></text:p>
      <text:p text:style-name="P64"><text:span text:style-name="T23"><text:tab/><text:tab/></text:span><text:span text:style-name="T6">public</text:span><text:span text:style-name="T23"> </text:span><text:span text:style-name="T6">void</text:span><text:span text:style-name="T23"> setTitol(String </text:span><text:span text:style-name="T51">titol</text:span><text:span text:style-name="T23">);</text:span></text:p>
      <text:p text:style-name="P64"><text:span text:style-name="T23"><text:tab/><text:tab/></text:span><text:span text:style-name="T6">public</text:span><text:span text:style-name="T23"> Long getEntornId();</text:span></text:p>
      <text:p text:style-name="P64"><text:span text:style-name="T23"><text:tab/><text:tab/></text:span><text:span text:style-name="T6">public</text:span><text:span text:style-name="T23"> </text:span><text:span text:style-name="T6">void</text:span><text:span text:style-name="T23"> setEntornId(Long </text:span><text:span text:style-name="T51">entornId</text:span><text:span text:style-name="T23">);</text:span></text:p>
      <text:p text:style-name="P64"><text:span text:style-name="T23"><text:tab/><text:tab/></text:span><text:span text:style-name="T6">public</text:span><text:span text:style-name="T23"> Boolean getTramitacioMassiva();</text:span></text:p>
      <text:p text:style-name="P64"><text:span text:style-name="T23"><text:tab/><text:tab/></text:span><text:span text:style-name="T6">public</text:span><text:span text:style-name="T23"> </text:span><text:span text:style-name="T6">void</text:span><text:span text:style-name="T23"> setTramitacioMassiva(Boolean </text:span><text:span text:style-name="T51">tramitacioMassiva</text:span><text:span text:style-name="T23">);</text:span></text:p>
      <text:p text:style-name="P64"><text:span text:style-name="T23"><text:tab/><text:tab/></text:span><text:span text:style-name="T6">public</text:span><text:span text:style-name="T23"> String getDefinicioProcesKey();</text:span></text:p>
      <text:p text:style-name="P64"><text:span text:style-name="T23"><text:tab/><text:tab/></text:span><text:span text:style-name="T6">public</text:span><text:span text:style-name="T23"> </text:span><text:span text:style-name="T6">void</text:span><text:span text:style-name="T23"> setDefinicioProcesKey(String </text:span><text:span text:style-name="T51">definicioProcesKey</text:span><text:span text:style-name="T23">);</text:span></text:p>
      <text:p text:style-name="P64"><text:span text:style-name="T23"><text:tab/><text:tab/></text:span><text:span text:style-name="T6">public</text:span><text:span text:style-name="T23"> String getInfoTasca();</text:span></text:p>
      <text:p text:style-name="P71"><text:tab/></text:p>
      <text:p text:style-name="P54"><text:span text:style-name="T23"><text:tab/></text:span><text:span text:style-name="T6">public</text:span><text:span text:style-name="T23"> Object getTaskInstance();</text:span></text:p>
      <text:p text:style-name="P57">}</text:p>
      <text:p text:style-name="P24"/>
      <text:p text:style-name="P24"><draw:frame text:anchor-type="paragraph" draw:z-index="37" draw:name="Forma1" draw:style-name="gr13" draw:text-style-name="P120" svg:width="15.84cm" svg:height="6.421cm" svg:x="0.72cm" svg:y="0.296cm"><draw:text-box draw:corner-radius="0.199cm"><text:p><text:span text:style-name="T75">Activiti</text:span></text:p><text:p><text:span text:style-name="T76"/></text:p><text:p><text:span text:style-name="T76">public interface Task:</text:span></text:p><text:p><text:span text:style-name="T76"><text:tab/></text:span><text:span text:style-name="T76">- String</text:span><text:span text:style-name="T76"><text:tab/></text:span><text:span text:style-name="T76">getId() </text:span></text:p><text:p><text:span text:style-name="T76"><text:tab/></text:span><text:span text:style-name="T76">- String</text:span><text:span text:style-name="T76"><text:tab/></text:span><text:span text:style-name="T76">getProcessInstanceId() </text:span></text:p><text:p><text:span text:style-name="T76"><text:tab/></text:span><text:span text:style-name="T76">- String</text:span><text:span text:style-name="T76"><text:tab/></text:span><text:span text:style-name="T76">getProcessDefinitionId() </text:span></text:p><text:p><text:span text:style-name="T76"><text:tab/></text:span><text:span text:style-name="T76">- String </text:span><text:span text:style-name="T76"><text:tab/></text:span><text:span text:style-name="T76">getName()</text:span></text:p><text:p><text:span text:style-name="T76"><text:tab/></text:span><text:span text:style-name="T76">- String</text:span><text:span text:style-name="T76"><text:tab/></text:span><text:span text:style-name="T76">getDescription()</text:span></text:p><text:p><text:span text:style-name="T76"><text:tab/></text:span><text:span text:style-name="T76">- String getAssignee()</text:span></text:p><text:p><text:span text:style-name="T76"><text:tab/></text:span><text:span text:style-name="T76">- Date getCreateTime()</text:span></text:p><text:p><text:span text:style-name="T76"><text:tab/></text:span><text:span text:style-name="T76">- Date getDueTime()</text:span></text:p><text:p><text:span text:style-name="T76"><text:tab/></text:span><text:span text:style-name="T76">- int getPriority()</text:span></text:p><text:p><text:span text:style-name="T76"><text:tab/></text:span><text:span text:style-name="T76">- boolean isSuspended()</text:span></text:p></draw:text-box></draw:frame></text:p>
      <text:p text:style-name="P22"><draw:frame text:anchor-type="paragraph" draw:z-index="38" draw:name="Forma1" draw:style-name="gr14" draw:text-style-name="P120" svg:width="15.84cm" svg:height="11.607cm" svg:x="0.808cm" svg:y="0.093cm"><draw:text-box draw:corner-radius="0.199cm"><text:p><text:span text:style-name="T81">public interface Task:</text:span></text:p><text:p><text:span text:style-name="T81"><text:tab/></text:span><text:span text:style-name="T81">- Date getStartTime</text:span></text:p><text:p><text:span text:style-name="T81"><text:tab/></text:span><text:span text:style-name="T81">- Date getEndTime</text:span></text:p><text:p><text:span text:style-name="T81"/></text:p><text:p><text:span text:style-name="T81">Serà necessari implementar mètodes per a obtenir:</text:span></text:p><text:p><text:span text:style-name="T81"><text:tab/></text:span><text:span text:style-name="T81">- Long expedientId</text:span></text:p><text:p><text:span text:style-name="T81"><text:tab/></text:span><text:span text:style-name="T81">- boolean isOpen()</text:span></text:p><text:p><text:span text:style-name="T81"><text:tab/></text:span><text:span text:style-name="T81">- boolean isCancelled()</text:span></text:p><text:p><text:span text:style-name="T81"><text:tab/></text:span><text:span text:style-name="T81">- Set&lt;String&gt; getPooledActors ==&gt; TaskService.</text:span><text:span text:style-name="T82">getIdentityLinksForTask(String taskId)</text:span></text:p><text:p><text:span text:style-name="T82"/></text:p><text:p><text:span text:style-name="T82"/></text:p><text:p><text:span text:style-name="T81">Per tal de definir el titol, entorn,... es pot implementar un TaskListener, que, al crear la tasca calculi generi la informació:</text:span></text:p><text:p><text:span text:style-name="T81"/></text:p><text:p><text:span text:style-name="T81">import org.activiti.engine.delegate.DelegateTask;</text:span></text:p><text:p><text:span text:style-name="T81">import org.activiti.engine.delegate.TaskListener;</text:span></text:p><text:p><text:span text:style-name="T81"/></text:p><text:p><text:span text:style-name="T81">public class MyTaskCreateListener implements TaskListener {</text:span></text:p><text:p><text:span text:style-name="T81"><text:s text:c="3"/></text:span><text:span text:style-name="T81">@Override</text:span></text:p><text:p><text:span text:style-name="T81"><text:s text:c="3"/></text:span><text:span text:style-name="T81">public void notify(DelegateTask delegateTask) {</text:span></text:p><text:p><text:span text:style-name="T81"><text:s text:c="6"/></text:span><text:span text:style-name="T81">TaskService activitiTaskService = delegateTask.getExecution().getEngineServices().getTaskService();</text:span></text:p><text:p><text:span text:style-name="T81"><text:s text:c="12"/></text:span></text:p><text:p><text:span text:style-name="T81"><text:s text:c="6"/></text:span><text:span text:style-name="T81">// Fer qualcom amb la delegateTask. <text:s/>La DelegateTask és la tasca que es persistirà.</text:span></text:p><text:p><text:span text:style-name="T81"><text:s text:c="3"/></text:span><text:span text:style-name="T81">}</text:span></text:p><text:p><text:span text:style-name="T81">}</text:span></text:p></draw:text-box></draw:frame><text:soft-page-break/></text:p>
      <text:p text:style-name="P21"/>
      <text:p text:style-name="P17"><text:span text:style-name="T9">public</text:span><text:span text:style-name="T23"> WTaskInstance </text:span><text:span text:style-name="T28">getTaskById</text:span><text:span text:style-name="T23">(String </text:span><text:span text:style-name="T51">taskId</text:span><text:span text:style-name="T23">);</text:span></text:p>
      <text:p text:style-name="P27"><draw:frame text:anchor-type="paragraph" draw:z-index="39" draw:name="Forma1" draw:style-name="gr11" draw:text-style-name="P120" svg:width="15.84cm" svg:height="2.1cm" svg:x="0.667cm" svg:y="0.307cm"><draw:text-box draw:corner-radius="0.199cm"><text:p><text:span text:style-name="T75">Activiti</text:span></text:p><text:p><text:span text:style-name="T75"/></text:p><text:p><text:span text:style-name="T76">TaskService.createTaskQuery().taskId(taskId).singleResult()</text:span></text:p></draw:text-box></draw:frame></text:p>
      <text:p text:style-name="P27"/>
      <text:p text:style-name="P68"><text:span text:style-name="T6">public</text:span><text:span text:style-name="T23"> List&lt;WTaskInstance&gt; </text:span><text:span text:style-name="T28">findTaskInstancesByProcessInstanceId</text:span><text:span text:style-name="T23">(String </text:span><text:span text:style-name="T51">processInstanceId</text:span><text:span text:style-name="T23">);</text:span></text:p>
      <text:p text:style-name="P71"><draw:frame text:anchor-type="paragraph" draw:z-index="40" draw:name="Forma1" draw:style-name="gr8" draw:text-style-name="P120" svg:width="15.84cm" svg:height="2.532cm" svg:x="0.667cm" svg:y="0.307cm"><draw:text-box draw:corner-radius="0.199cm"><text:p><text:span text:style-name="T75">Activiti</text:span></text:p><text:p><text:span text:style-name="T75"/></text:p><text:p><text:span text:style-name="T76">TaskService.createTaskQuery().processDefinitionId(processDefinitionId)</text:span></text:p><text:p><text:span text:style-name="T76">HistoricTaskInstanceQuery.processDefinitionId(processDefinitionId)</text:span></text:p></draw:text-box></draw:frame></text:p>
      <text:p text:style-name="P71"/>
      <text:p text:style-name="P69"><text:span text:style-name="T6">public</text:span><text:span text:style-name="T23"> Long </text:span><text:span text:style-name="T28">getTaskInstanceIdByExecutionTokenId</text:span><text:span text:style-name="T23">(Long </text:span><text:span text:style-name="T47">executionTokenId</text:span><text:span text:style-name="T23">);</text:span></text:p>
      <text:p text:style-name="P71"><draw:frame text:anchor-type="paragraph" draw:z-index="41" draw:name="Forma1" draw:style-name="gr8" draw:text-style-name="P120" svg:width="15.84cm" svg:height="2.532cm" svg:x="0.667cm" svg:y="0.427cm"><draw:text-box draw:corner-radius="0.199cm"><text:p><text:span text:style-name="T75">Activiti</text:span></text:p><text:p><text:span text:style-name="T75"/></text:p><text:p><text:span text:style-name="T76">TaskService.createTaskQuery().executionId(executionId)</text:span></text:p><text:p><text:span text:style-name="T76">HistoricTaskInstanceQuery.executionId(executionId)</text:span></text:p></draw:text-box></draw:frame></text:p>
      <text:p text:style-name="P79"/>
      <text:p text:style-name="P84"><text:span text:style-name="T6">public</text:span><text:span text:style-name="T23"> ResultatConsultaPaginada&lt;WTaskInstance&gt; tascaFindByFiltrePaginat(</text:span></text:p>
      <text:p text:style-name="P64"><text:span text:style-name="T23"><text:tab/><text:tab/><text:tab/>Long </text:span><text:span text:style-name="T51">entornId</text:span><text:span text:style-name="T23">,</text:span></text:p>
      <text:p text:style-name="P64"><text:span text:style-name="T23"><text:tab/><text:tab/><text:tab/>String </text:span><text:span text:style-name="T51">actorId</text:span><text:span text:style-name="T23">,</text:span></text:p>
      <text:p text:style-name="P64"><text:span text:style-name="T23"><text:tab/><text:tab/><text:tab/>String </text:span><text:span text:style-name="T51">taskName</text:span><text:span text:style-name="T23">,</text:span></text:p>
      <text:p text:style-name="P64"><text:span text:style-name="T23"><text:tab/><text:tab/><text:tab/>String </text:span><text:span text:style-name="T51">titol</text:span><text:span text:style-name="T23">,</text:span></text:p>
      <text:p text:style-name="P64"><text:span text:style-name="T23"><text:tab/><text:tab/><text:tab/>Long </text:span><text:span text:style-name="T51">expedientId</text:span><text:span text:style-name="T23">,</text:span></text:p>
      <text:p text:style-name="P64"><text:span text:style-name="T23"><text:tab/><text:tab/><text:tab/>String </text:span><text:span text:style-name="T51">expedientTitol</text:span><text:span text:style-name="T23">,</text:span></text:p>
      <text:p text:style-name="P64"><text:span text:style-name="T23"><text:tab/><text:tab/><text:tab/>String </text:span><text:span text:style-name="T51">expedientNumero</text:span><text:span text:style-name="T23">,</text:span></text:p>
      <text:p text:style-name="P64"><text:span text:style-name="T23"><text:tab/><text:tab/><text:tab/>Long </text:span><text:span text:style-name="T51">expedientTipusId</text:span><text:span text:style-name="T23">,</text:span></text:p>
      <text:p text:style-name="P64"><text:span text:style-name="T23"><text:tab/><text:tab/><text:tab/>Date </text:span><text:span text:style-name="T51">dataCreacioInici</text:span><text:span text:style-name="T23">,</text:span></text:p>
      <text:p text:style-name="P64"><text:span text:style-name="T23"><text:tab/><text:tab/><text:tab/>Date </text:span><text:span text:style-name="T51">dataCreacioFi</text:span><text:span text:style-name="T23">,</text:span></text:p>
      <text:p text:style-name="P64"><text:span text:style-name="T23"><text:tab/><text:tab/><text:tab/>Integer </text:span><text:span text:style-name="T51">prioritat</text:span><text:span text:style-name="T23">,</text:span></text:p>
      <text:p text:style-name="P64"><text:span text:style-name="T23"><text:tab/><text:tab/><text:tab/>Date </text:span><text:span text:style-name="T51">dataLimitInici</text:span><text:span text:style-name="T23">,</text:span></text:p>
      <text:p text:style-name="P64"><text:span text:style-name="T23"><text:tab/><text:tab/><text:tab/>Date </text:span><text:span text:style-name="T51">dataLimitFi</text:span><text:span text:style-name="T23">,</text:span></text:p>
      <text:p text:style-name="P64"><text:span text:style-name="T23"><text:tab/><text:tab/><text:tab/></text:span><text:span text:style-name="T6">boolean</text:span><text:span text:style-name="T23"> </text:span><text:span text:style-name="T51">mostrarAssignadesUsuari</text:span><text:span text:style-name="T23">,</text:span></text:p>
      <text:p text:style-name="P64"><text:span text:style-name="T23"><text:tab/><text:tab/><text:tab/></text:span><text:span text:style-name="T6">boolean</text:span><text:span text:style-name="T23"> </text:span><text:span text:style-name="T51">mostrarAssignadesGrup</text:span><text:span text:style-name="T23">,</text:span></text:p>
      <text:p text:style-name="P64"><text:span text:style-name="T23"><text:tab/><text:tab/><text:tab/></text:span><text:span text:style-name="T6">boolean</text:span><text:span text:style-name="T23"> </text:span><text:span text:style-name="T51">nomesPendents</text:span><text:span text:style-name="T23">,</text:span></text:p>
      <text:p text:style-name="P64"><text:span text:style-name="T23"><text:tab/><text:tab/><text:tab/>PaginacioParamsDto </text:span><text:span text:style-name="T51">paginacioParams</text:span><text:span text:style-name="T23">,</text:span></text:p>
      <text:p text:style-name="P15"><draw:frame text:anchor-type="paragraph" draw:z-index="42" draw:name="Forma1" draw:style-name="gr12" draw:text-style-name="P120" svg:width="15.84cm" svg:height="1.235cm" svg:x="0.684cm" svg:y="0.741cm"><draw:text-box draw:corner-radius="0.199cm"><text:p><text:span text:style-name="T75">Activiti </text:span><text:span text:style-name="T76">: Serà necessari crear un command específic</text:span></text:p></draw:text-box></draw:frame><text:span text:style-name="T23"><text:tab/><text:tab/><text:tab/></text:span><text:span text:style-name="T13">boolean</text:span><text:span text:style-name="T23"> </text:span><text:span text:style-name="T51">nomesCount</text:span><text:span text:style-name="T23">);</text:span></text:p>
      <text:p text:style-name="P21"/>
      <text:p text:style-name="P21"/>
      <text:p text:style-name="P17"><text:span text:style-name="T9">public</text:span><text:span text:style-name="T23"> LlistatIds findListTasks( </text:span><text:span text:style-name="T65">// 3.0</text:span></text:p>
      <text:p text:style-name="P64"><text:span text:style-name="T23"><text:tab/><text:tab/><text:tab/>String </text:span><text:span text:style-name="T51">responsable</text:span><text:span text:style-name="T23">,</text:span></text:p>
      <text:p text:style-name="P64"><text:span text:style-name="T23"><text:tab/><text:tab/><text:tab/>String </text:span><text:span text:style-name="T51">tasca</text:span><text:span text:style-name="T23">,</text:span></text:p>
      <text:p text:style-name="P64"><text:span text:style-name="T23"><text:tab/><text:tab/><text:tab/>String </text:span><text:span text:style-name="T51">tascaSel</text:span><text:span text:style-name="T23">,</text:span></text:p>
      <text:p text:style-name="P64"><text:span text:style-name="T23"><text:tab/><text:tab/><text:tab/>List&lt;Long&gt; </text:span><text:span text:style-name="T51">idsPIExpedients</text:span><text:span text:style-name="T23">,</text:span></text:p>
      <text:p text:style-name="P64"><text:span text:style-name="T23"><text:tab/><text:tab/><text:tab/>Date </text:span><text:span text:style-name="T51">dataCreacioInici</text:span><text:span text:style-name="T23">,</text:span></text:p>
      <text:p text:style-name="P64"><text:span text:style-name="T23"><text:tab/><text:tab/><text:tab/>Date </text:span><text:span text:style-name="T51">dataCreacioFi</text:span><text:span text:style-name="T23">,</text:span></text:p>
      <text:p text:style-name="P64"><text:span text:style-name="T23"><text:tab/><text:tab/><text:tab/>Integer </text:span><text:span text:style-name="T51">prioritat</text:span><text:span text:style-name="T23">,</text:span></text:p>
      <text:p text:style-name="P64"><text:span text:style-name="T23"><text:tab/><text:tab/><text:tab/>Date </text:span><text:span text:style-name="T51">dataLimitInici</text:span><text:span text:style-name="T23">,</text:span></text:p>
      <text:p text:style-name="P64"><text:span text:style-name="T23"><text:tab/><text:tab/><text:tab/>Date </text:span><text:span text:style-name="T51">dataLimitFi</text:span><text:span text:style-name="T23">,</text:span></text:p>
      <text:p text:style-name="P64"><text:span text:style-name="T23"><text:tab/><text:tab/><text:tab/>PaginacioParamsDto </text:span><text:span text:style-name="T51">paginacioParams</text:span><text:span text:style-name="T23">,</text:span></text:p>
      <text:p text:style-name="P64"><text:span text:style-name="T23"><text:tab/><text:tab/><text:tab/></text:span><text:span text:style-name="T6">boolean</text:span><text:span text:style-name="T23"> </text:span><text:span text:style-name="T51">nomesTasquesPersonals</text:span><text:span text:style-name="T23">,</text:span></text:p>
      <text:p text:style-name="P64"><text:span text:style-name="T23"><text:tab/><text:tab/><text:tab/></text:span><text:span text:style-name="T6">boolean</text:span><text:span text:style-name="T23"> </text:span><text:span text:style-name="T51">nomesTasquesGrup</text:span><text:span text:style-name="T23">,</text:span></text:p>
      <text:p text:style-name="P64"><draw:frame text:anchor-type="paragraph" draw:z-index="43" draw:name="Forma1" draw:style-name="gr12" draw:text-style-name="P120" svg:width="15.84cm" svg:height="1.235cm" svg:x="0.684cm" svg:y="0.741cm"><draw:text-box draw:corner-radius="0.199cm"><text:p><text:span text:style-name="T75">Activiti </text:span><text:span text:style-name="T76">: Serà necessari crear un command específic</text:span></text:p></draw:text-box></draw:frame><text:span text:style-name="T23"><text:tab/><text:tab/><text:tab/></text:span><text:span text:style-name="T6">boolean</text:span><text:span text:style-name="T23"> </text:span><text:span text:style-name="T51">nomesAmbPendents</text:span><text:span text:style-name="T23">);</text:span></text:p>
      <text:p text:style-name="P79"/>
      <text:p text:style-name="P79"/>
      <text:p text:style-name="P64"><text:span text:style-name="T6">public</text:span><text:span text:style-name="T23"> </text:span><text:span text:style-name="T6">void</text:span><text:span text:style-name="T23"> takeTaskInstance(String </text:span><text:span text:style-name="T51">taskId</text:span><text:span text:style-name="T23">, String </text:span><text:span text:style-name="T51">actorId</text:span><text:span text:style-name="T23">);</text:span></text:p>
      <text:p text:style-name="P71"><draw:frame text:anchor-type="paragraph" draw:z-index="44" draw:name="Forma1" draw:style-name="gr11" draw:text-style-name="P120" svg:width="15.84cm" svg:height="2.1cm" svg:x="0.667cm" svg:y="0.307cm"><draw:text-box draw:corner-radius="0.199cm"><text:p><text:span text:style-name="T75">Activiti</text:span></text:p><text:p><text:span text:style-name="T75"/></text:p><text:p><text:span text:style-name="T76">TaskService.claim(taskId, actorId)</text:span></text:p></draw:text-box></draw:frame></text:p>
      <text:p text:style-name="P64"><text:span text:style-name="T6">public</text:span><text:span text:style-name="T23"> </text:span><text:span text:style-name="T6">void</text:span><text:span text:style-name="T23"> releaseTaskInstance(String </text:span><text:span text:style-name="T51">taskId</text:span><text:span text:style-name="T23">);</text:span></text:p>
      <text:p text:style-name="P71"><draw:frame text:anchor-type="paragraph" draw:z-index="45" draw:name="Forma1" draw:style-name="gr11" draw:text-style-name="P120" svg:width="15.84cm" svg:height="2.1cm" svg:x="0.667cm" svg:y="0.307cm"><draw:text-box draw:corner-radius="0.199cm"><text:p><text:span text:style-name="T75">Activiti</text:span></text:p><text:p><text:span text:style-name="T75"/></text:p><text:p><text:span text:style-name="T76">TaskService.unclaim(taskId)</text:span></text:p></draw:text-box></draw:frame></text:p>
      <text:p text:style-name="P81"/>
      <text:p text:style-name="P81"/>
      <text:p text:style-name="P86"><text:span text:style-name="T6">public</text:span><text:span text:style-name="T23"> WTaskInstance reassignTaskInstance(</text:span></text:p>
      <text:p text:style-name="P67"><text:span text:style-name="T23"><text:tab/><text:tab/><text:tab/>String </text:span><text:span text:style-name="T51">taskId</text:span><text:span text:style-name="T23">, </text:span></text:p>
      <text:p text:style-name="P67"><text:span text:style-name="T23"><text:tab/><text:tab/><text:tab/>String </text:span><text:span text:style-name="T51">expression</text:span><text:span text:style-name="T23">, </text:span></text:p>
      <text:p text:style-name="P67"><text:span text:style-name="T23"><text:tab/><text:tab/><text:tab/>Long </text:span><text:span text:style-name="T51">entornId</text:span><text:span text:style-name="T23">);</text:span></text:p>
      <text:p text:style-name="P74"><draw:frame text:anchor-type="paragraph" draw:z-index="46" draw:name="Forma1" draw:style-name="gr11" draw:text-style-name="P120" svg:width="15.84cm" svg:height="2.1cm" svg:x="0.667cm" svg:y="0.307cm"><draw:text-box draw:corner-radius="0.199cm"><text:p><text:span text:style-name="T75">Activiti</text:span></text:p><text:p><text:span text:style-name="T75"/></text:p><text:p><text:span text:style-name="T76">TaskService.setAssignee(taskId, actorId)</text:span></text:p></draw:text-box></draw:frame></text:p>
      <text:p text:style-name="P67"><text:span text:style-name="T6">public</text:span><text:span text:style-name="T23"> </text:span><text:span text:style-name="T6">void</text:span><text:span text:style-name="T23"> </text:span><text:span text:style-name="T27">delegateTaskInstance</text:span><text:span text:style-name="T23">(</text:span></text:p>
      <text:p text:style-name="P64"><text:span text:style-name="T23"><text:tab/><text:tab/><text:tab/>WTaskInstance </text:span><text:span text:style-name="T51">task</text:span><text:span text:style-name="T23">, </text:span></text:p>
      <text:p text:style-name="P64"><text:span text:style-name="T23"><text:tab/><text:tab/><text:tab/>String </text:span><text:span text:style-name="T51">actorId</text:span><text:span text:style-name="T23">,</text:span></text:p>
      <text:p text:style-name="P64"><text:span text:style-name="T23"><text:tab/><text:tab/><text:tab/>String </text:span><text:span text:style-name="T51">comentari</text:span><text:span text:style-name="T23">,</text:span></text:p>
      <text:p text:style-name="P64"><text:span text:style-name="T23"><text:tab/><text:tab/><text:tab/></text:span><text:span text:style-name="T6">boolean</text:span><text:span text:style-name="T23"> </text:span><text:span text:style-name="T51">supervisada</text:span><text:span text:style-name="T23">);</text:span></text:p>
      <text:p text:style-name="P82"><draw:frame text:anchor-type="paragraph" draw:z-index="50" draw:name="Forma1" draw:style-name="gr11" draw:text-style-name="P120" svg:width="15.84cm" svg:height="2.1cm" svg:x="0.667cm" svg:y="0.307cm"><draw:text-box draw:corner-radius="0.199cm"><text:p><text:span text:style-name="T75">Activiti</text:span></text:p><text:p><text:span text:style-name="T75"/></text:p><text:p><text:span text:style-name="T76">TaskService.delegateTask(taskId, actorId)</text:span></text:p></draw:text-box></draw:frame></text:p>
      <text:p text:style-name="P70"><text:span text:style-name="T6">public</text:span><text:span text:style-name="T23"> DelegationInfo getDelegationTaskInstanceInfo(</text:span></text:p>
      <text:p text:style-name="P70"><text:span text:style-name="T23"><text:tab/><text:tab/><text:tab/>String </text:span><text:span text:style-name="T51">taskId</text:span><text:span text:style-name="T23">, </text:span></text:p>
      <text:p text:style-name="P70"><text:span text:style-name="T37"><text:tab/><text:tab/><text:tab/></text:span><text:span text:style-name="T6">boolean</text:span><text:span text:style-name="T23"> </text:span><text:span text:style-name="T51">includeActors</text:span><text:span text:style-name="T23">);</text:span></text:p>
      <text:p text:style-name="P75"><draw:frame text:anchor-type="paragraph" draw:z-index="51" draw:name="Forma1" draw:style-name="gr15" draw:text-style-name="P120" svg:width="15.84cm" svg:height="1.668cm" svg:x="0.667cm" svg:y="0.307cm"><draw:text-box draw:corner-radius="0.199cm"><text:p><text:span text:style-name="T76">Informació pròpia de Helium per a saber si la tasca delegada ha d’estar supervisada per l’usuari original.</text:span></text:p><text:p><text:span text:style-name="T76">S’haurà d’afegir lògica Helium, i no BPM</text:span></text:p></draw:text-box></draw:frame></text:p>
      <text:p text:style-name="P67"><text:span text:style-name="T6">public</text:span><text:span text:style-name="T23"> </text:span><text:span text:style-name="T6">void</text:span><text:span text:style-name="T23"> cancelDelegationTaskInstance(WTaskInstance </text:span><text:span text:style-name="T51">task</text:span><text:span text:style-name="T23">);</text:span></text:p>
      <text:p text:style-name="P81"><draw:frame text:anchor-type="paragraph" draw:z-index="52" draw:name="Forma1" draw:style-name="gr8" draw:text-style-name="P120" svg:width="15.84cm" svg:height="2.532cm" svg:x="0.667cm" svg:y="0.307cm"><draw:text-box draw:corner-radius="0.199cm"><text:p><text:span text:style-name="T75">Activiti</text:span></text:p><text:p><text:span text:style-name="T75"/></text:p><text:p><text:span text:style-name="T76">TaskService.setAssignee(taskId, actorId) <text:s/>--&gt; </text:span><text:span text:style-name="T76"><text:tab/></text:span><text:span text:style-name="T76">Es retornarà la tasca a l’usuari original (desat a </text:span></text:p><text:p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DelegationInfo)</text:span></text:p></draw:text-box></draw:frame></text:p>
      <text:p text:style-name="P67"><text:span text:style-name="T6">public</text:span><text:span text:style-name="T23"> WTaskInstance startTaskInstance(String </text:span><text:span text:style-name="T51">taskId</text:span><text:span text:style-name="T23">);</text:span></text:p>
      <text:p text:style-name="P74"><draw:frame text:anchor-type="paragraph" draw:z-index="49" draw:name="Forma1" draw:style-name="gr11" draw:text-style-name="P120" svg:width="15.84cm" svg:height="2.1cm" svg:x="0.667cm" svg:y="0.307cm"><draw:text-box draw:corner-radius="0.199cm"><text:p><text:span text:style-name="T75">Activiti</text:span></text:p><text:p><text:span text:style-name="T75"/></text:p><text:p><text:span text:style-name="T76">No té equivalent. S’haurà d’estudiar una alternativa.</text:span></text:p></draw:text-box></draw:frame></text:p>
      <text:p text:style-name="P77"><text:span text:style-name="T16">public</text:span> ResultatCompleteTask completeTaskInstance(WTaskInstance <text:span text:style-name="T46">task</text:span>, String <text:span text:style-name="T46">outcome</text:span>);</text:p>
      <text:p text:style-name="P78"><draw:frame text:anchor-type="paragraph" draw:z-index="53" draw:name="Forma1" draw:style-name="gr8" draw:text-style-name="P120" svg:width="15.84cm" svg:height="2.532cm" svg:x="0.667cm" svg:y="0.307cm"><draw:text-box draw:corner-radius="0.199cm"><text:p><text:span text:style-name="T75">Activiti</text:span></text:p><text:p><text:span text:style-name="T75"/></text:p><text:p><text:span text:style-name="T76">S’ha de generar un mètode que realitzi un TaskService.complete(taskId), però a més a de comprovar si la tasca està delegada, i realitzar les accions oportunes.</text:span></text:p></draw:text-box></draw:frame></text:p>
      <text:p text:style-name="P78"/>
      <text:p text:style-name="P81"/>
      <text:p text:style-name="P86"><text:span text:style-name="T6">public</text:span><text:span text:style-name="T23"> WTaskInstance cancelTaskInstance(String </text:span><text:span text:style-name="T51">taskId</text:span><text:span text:style-name="T23">);</text:span></text:p>
      <text:p text:style-name="P74"><draw:frame text:anchor-type="paragraph" draw:z-index="48" draw:name="Forma1" draw:style-name="gr11" draw:text-style-name="P120" svg:width="15.84cm" svg:height="2.1cm" svg:x="0.667cm" svg:y="0.307cm"><draw:text-box draw:corner-radius="0.199cm"><text:p><text:span text:style-name="T75">Activiti</text:span></text:p><text:p><text:span text:style-name="T75"/></text:p><text:p><text:span text:style-name="T76">No té equivalent. S’haurà d’estudiar una alternativa.</text:span></text:p></draw:text-box></draw:frame></text:p>
      <text:p text:style-name="P67"><text:span text:style-name="T6">public</text:span><text:span text:style-name="T23"> WTaskInstance suspendTaskInstance(String </text:span><text:span text:style-name="T51">taskId</text:span><text:span text:style-name="T23">);</text:span></text:p>
      <text:p text:style-name="P67"><text:span text:style-name="T6">public</text:span><text:span text:style-name="T23"> WTaskInstance resumeTaskInstance(String </text:span><text:span text:style-name="T51">taskId</text:span><text:span text:style-name="T23">);</text:span></text:p>
      <text:p text:style-name="P71"><draw:frame text:anchor-type="paragraph" draw:z-index="47" draw:name="Forma1" draw:style-name="gr2" draw:text-style-name="P120" svg:width="15.84cm" svg:height="3.396cm" svg:x="0.667cm" svg:y="0.307cm"><draw:text-box draw:corner-radius="0.199cm"><text:p><text:span text:style-name="T75">Activiti</text:span></text:p><text:p><text:span text:style-name="T75"/></text:p><text:p><text:span text:style-name="T76">Només es pot suspendre la instància de procés, i recursivament es suspenen les tasques actives.</text:span></text:p><text:p><text:span text:style-name="T76">Una manera alternativa per a disposar d’aquesta functionalitar és per exemple utilitzar una variable especial en les tasques per a marcar-les com a suspeses. Al fer una consulta de tasques, es poden excloure les tasques amb una variable a cert valor.</text:span></text:p></draw:text-box></draw:frame></text:p>
      <text:p text:style-name="P28"><text:span text:style-name="T15">public</text:span><text:span text:style-name="T38"> </text:span><text:span text:style-name="T15">void</text:span><text:span text:style-name="T38"> </text:span><text:span text:style-name="T33">updateTaskInstanceInfoCache</text:span><text:span text:style-name="T39">(String </text:span><text:span text:style-name="T54">taskId</text:span><text:span text:style-name="T39">, String </text:span><text:span text:style-name="T54">titol</text:span><text:span text:style-name="T39">, String </text:span><text:span text:style-name="T54">description</text:span><text:span text:style-name="T39">);</text:span></text:p>
      <text:p text:style-name="P25"/>
      <text:list xml:id="list134322862416976" text:continue-numbering="true" text:style-name="WWNum1">
        <text:list-item>
          <text:h text:style-name="Heading_20_2" text:outline-level="2">Mètodes de variables de tasques</text:h>
        </text:list-item>
      </text:list>
      <text:p text:style-name="P26"><text:span text:style-name="T18">public</text:span><text:span text:style-name="T40"> Map&lt;String, Object&gt; getTaskInstanceVariables(String </text:span><text:span text:style-name="T55">taskId</text:span><text:span text:style-name="T40">);</text:span></text:p>
      <text:p text:style-name="P13"><draw:frame text:anchor-type="paragraph" draw:z-index="54" draw:name="Forma1" draw:style-name="gr11" draw:text-style-name="P120" svg:width="15.84cm" svg:height="2.1cm" svg:x="0.667cm" svg:y="0.307cm"><draw:text-box draw:corner-radius="0.199cm"><text:p><text:span text:style-name="T75">Activiti</text:span></text:p><text:p><text:span text:style-name="T75"/></text:p><text:p><text:span text:style-name="T76">Map&lt;String, Object&gt; TaskService.getVariables(String taskId);</text:span></text:p></draw:text-box></draw:frame></text:p>
      <text:p text:style-name="P13"/>
      <text:p text:style-name="P26"><text:span text:style-name="T18">public</text:span><text:span text:style-name="T40"> Object getTaskInstanceVariable(String </text:span><text:span text:style-name="T55">taskId</text:span><text:span text:style-name="T40">, String </text:span><text:span text:style-name="T55">varName</text:span><text:span text:style-name="T40">);</text:span></text:p>
      <text:p text:style-name="P14"><draw:frame text:anchor-type="paragraph" draw:z-index="55" draw:name="Forma1" draw:style-name="gr11" draw:text-style-name="P120" svg:width="15.84cm" svg:height="2.1cm" svg:x="0.667cm" svg:y="0.307cm"><draw:text-box draw:corner-radius="0.199cm"><text:p><text:span text:style-name="T75">Activiti</text:span></text:p><text:p><text:span text:style-name="T75"/></text:p><text:p><text:span text:style-name="T76">Object TaskService.getVariable(String taskId, String codi);</text:span></text:p></draw:text-box></draw:frame></text:p>
      <text:p text:style-name="P14"/>
      <text:p text:style-name="P26"><text:span text:style-name="T18">public</text:span><text:span text:style-name="T40"> </text:span><text:span text:style-name="T18">void</text:span><text:span text:style-name="T40"> setTaskInstanceVariable(String </text:span><text:span text:style-name="T55">taskId</text:span><text:span text:style-name="T40">, String </text:span><text:span text:style-name="T55">codi</text:span><text:span text:style-name="T40">, Object </text:span><text:span text:style-name="T55">valor</text:span><text:span text:style-name="T40">);</text:span></text:p>
      <text:p text:style-name="P14"><draw:frame text:anchor-type="paragraph" draw:z-index="56" draw:name="Forma1" draw:style-name="gr11" draw:text-style-name="P120" svg:width="15.84cm" svg:height="2.1cm" svg:x="0.667cm" svg:y="0.307cm"><draw:text-box draw:corner-radius="0.199cm"><text:p><text:span text:style-name="T75">Activiti</text:span></text:p><text:p><text:span text:style-name="T75"/></text:p><text:p><text:span text:style-name="T76">void TaskService.setVariable(String taskId, String codi, Object value);</text:span></text:p></draw:text-box></draw:frame></text:p>
      <text:p text:style-name="P14"/>
      <text:p text:style-name="P26"><text:span text:style-name="T18">public</text:span><text:span text:style-name="T40"> </text:span><text:span text:style-name="T18">void</text:span><text:span text:style-name="T40"> setTaskInstanceVariables(String </text:span><text:span text:style-name="T55">taskId</text:span><text:span text:style-name="T40">, Map&lt;String, Object&gt; </text:span><text:span text:style-name="T55">variables</text:span><text:span text:style-name="T40">, </text:span><text:span text:style-name="T18">boolean</text:span><text:span text:style-name="T40"> </text:span><text:span text:style-name="T55">deleteFirst</text:span><text:span text:style-name="T40">);</text:span></text:p>
      <text:p text:style-name="P14"><draw:frame text:anchor-type="paragraph" draw:z-index="57" draw:name="Forma1" draw:style-name="gr11" draw:text-style-name="P120" svg:width="15.84cm" svg:height="2.1cm" svg:x="0.667cm" svg:y="0.307cm"><draw:text-box draw:corner-radius="0.199cm"><text:p><text:span text:style-name="T75">Activiti</text:span></text:p><text:p><text:span text:style-name="T75"/></text:p><text:p><text:span text:style-name="T76">void TaskService.setVariables(String taskId, Map&lt;String, ? extends Object&gt; variables);</text:span></text:p></draw:text-box></draw:frame><text:soft-page-break/></text:p>
      <text:p text:style-name="P14"/>
      <text:p text:style-name="P97"/>
      <text:p text:style-name="P97"/>
      <text:p text:style-name="P26"><text:span text:style-name="T18">public</text:span><text:span text:style-name="T40"> </text:span><text:span text:style-name="T18">void</text:span><text:span text:style-name="T40"> deleteTaskInstanceVariable(String </text:span><text:span text:style-name="T55">taskId</text:span><text:span text:style-name="T40">, String </text:span><text:span text:style-name="T55">varName</text:span><text:span text:style-name="T40">);</text:span></text:p>
      <text:p text:style-name="P25"><draw:frame text:anchor-type="paragraph" draw:z-index="58" draw:name="Forma1" draw:style-name="gr11" draw:text-style-name="P120" svg:width="15.84cm" svg:height="2.1cm" svg:x="0.667cm" svg:y="0.307cm"><draw:text-box draw:corner-radius="0.199cm"><text:p><text:span text:style-name="T75">Activiti</text:span></text:p><text:p><text:span text:style-name="T75"/></text:p><text:p><text:span text:style-name="T76">TaskService.removeVariable(taskId, codi)</text:span></text:p></draw:text-box></draw:frame></text:p>
      <text:list xml:id="list134323375590044" text:continue-numbering="true" text:style-name="WWNum1">
        <text:list-item>
          <text:h text:style-name="P117" text:outline-level="2">Mètodes pels fils d'execució</text:h>
        </text:list-item>
      </text:list>
      <text:p text:style-name="P108">Els tokens de jBPM indiquen els camins on es troben les diferents execucions, mentre que amb Activiti tenim les tasques actives, ja que no hi ha estats.</text:p>
      <text:p text:style-name="P103"/>
      <text:p text:style-name="P114"><text:span text:style-name="T21">public</text:span><text:span text:style-name="T44"> JbpmToken getTokenById(String </text:span><text:span text:style-name="T58">tokenId</text:span><text:span text:style-name="T44">);</text:span></text:p>
      <text:p text:style-name="P114"><text:span text:style-name="T21">public</text:span><text:span text:style-name="T44"> Map&lt;String, JbpmToken&gt; getActiveTokens(String </text:span><text:span text:style-name="T58">processInstanceId</text:span><text:span text:style-name="T44">);</text:span></text:p>
      <text:p text:style-name="P114"><text:span text:style-name="T21">public</text:span><text:span text:style-name="T44"> Map&lt;String, JbpmToken&gt; getAllTokens(String </text:span><text:span text:style-name="T58">processInstanceId</text:span><text:span text:style-name="T44">);</text:span></text:p>
      <text:p text:style-name="P114"><text:span text:style-name="T21">public</text:span><text:span text:style-name="T44"> </text:span><text:span text:style-name="T21">void</text:span><text:span text:style-name="T44"> tokenRedirect(</text:span><text:span text:style-name="T21">long</text:span><text:span text:style-name="T44"> </text:span><text:span text:style-name="T58">tokenId</text:span><text:span text:style-name="T44">, String </text:span><text:span text:style-name="T58">nodeName</text:span><text:span text:style-name="T44">, </text:span><text:span text:style-name="T21">boolean</text:span><text:span text:style-name="T44"> </text:span><text:span text:style-name="T58">cancelTasks</text:span><text:span text:style-name="T44">, </text:span><text:span text:style-name="T21">boolean</text:span><text:span text:style-name="T44"> </text:span><text:span text:style-name="T58">enterNodeIfTask</text:span><text:span text:style-name="T44">, </text:span><text:span text:style-name="T21">boolean</text:span><text:span text:style-name="T44"> </text:span><text:span text:style-name="T58">executeNode</text:span><text:span text:style-name="T44">);</text:span></text:p>
      <text:p text:style-name="P114"><text:span text:style-name="T21">public</text:span><text:span text:style-name="T44"> </text:span><text:span text:style-name="T21">boolean</text:span><text:span text:style-name="T44"> tokenActivar(</text:span><text:span text:style-name="T21">long</text:span><text:span text:style-name="T44"> </text:span><text:span text:style-name="T58">tokenId</text:span><text:span text:style-name="T44">, </text:span><text:span text:style-name="T21">boolean</text:span><text:span text:style-name="T44"> </text:span><text:span text:style-name="T58">activar</text:span><text:span text:style-name="T44">);</text:span></text:p>
      <text:p text:style-name="P105"><text:span text:style-name="T21">public</text:span><text:span text:style-name="T44"> </text:span><text:span text:style-name="T21">void</text:span><text:span text:style-name="T44"> signalToken(</text:span><text:span text:style-name="T21">long</text:span><text:span text:style-name="T44"> </text:span><text:span text:style-name="T58">tokenId</text:span><text:span text:style-name="T44">, String </text:span><text:span text:style-name="T58">transitionName</text:span><text:span text:style-name="T44">);</text:span></text:p>
      <text:p text:style-name="P104"><text:span text:style-name="T44"/></text:p>
      <text:list xml:id="list134323880909897" text:continue-numbering="true" text:style-name="WWNum1">
        <text:list-item>
          <text:h text:style-name="P116" text:outline-level="2">Mètodes per a les accions d'una tasca</text:h>
        </text:list-item>
      </text:list>
      <text:p text:style-name="P32">En el punt 6.2.1 s'explica que les classes Java no s'inclouen amb el desplegament i que aquestes haurien d'estar en el classpath.</text:p>
      <text:p text:style-name="P32"/>
      <text:p text:style-name="P31">També té mal aspecte, perquè no sembla que tingui accions publicades, ni llistades ni altres</text:p>
      <text:p text:style-name="P31"/>
      <text:p text:style-name="P102"><text:span text:style-name="T20">public</text:span><text:span text:style-name="T43"> Map&lt;String, Object&gt; evaluateScript(String </text:span><text:span text:style-name="T57">processInstanceId</text:span><text:span text:style-name="T43">, String </text:span><text:span text:style-name="T57">script</text:span><text:span text:style-name="T43">, Set&lt;String&gt; </text:span><text:span text:style-name="T57">outputNames</text:span><text:span text:style-name="T43">);</text:span></text:p>
      <text:p text:style-name="P112"><text:span text:style-name="T16">public</text:span><text:span text:style-name="T22"> Object evaluateExpression(String </text:span><text:span text:style-name="T46">taskInstanceInstanceId</text:span><text:span text:style-name="T22">, String </text:span><text:span text:style-name="T46">processInstanceId</text:span><text:span text:style-name="T22">, String </text:span><text:span text:style-name="T46">expression</text:span><text:span text:style-name="T22">, Map&lt;String, Object&gt; </text:span><text:span text:style-name="T46">valors</text:span><text:span text:style-name="T22">);</text:span></text:p>
      <text:p text:style-name="P111"><text:tab/></text:p>
      <text:p text:style-name="P112"><text:span text:style-name="T16">public</text:span><text:span text:style-name="T22"> List&lt;String&gt; listActions(String </text:span><text:span text:style-name="T46">jbpmId</text:span><text:span text:style-name="T22">);</text:span></text:p>
      <text:p text:style-name="P112"><text:span text:style-name="T16">public</text:span><text:span text:style-name="T22"> </text:span><text:span text:style-name="T16">void</text:span><text:span text:style-name="T22"> executeActionInstanciaProces(String </text:span><text:span text:style-name="T46">processInstanceId</text:span><text:span text:style-name="T22">, String </text:span><text:span text:style-name="T46">actionName</text:span><text:span text:style-name="T22">);</text:span></text:p>
      <text:p text:style-name="P112"><text:span text:style-name="T16">public</text:span><text:span text:style-name="T22"> </text:span><text:span text:style-name="T16">void</text:span><text:span text:style-name="T22"> executeActionInstanciaTasca(String </text:span><text:span text:style-name="T46">taskInstanceId</text:span><text:span text:style-name="T22">, String </text:span><text:span text:style-name="T46">actionName</text:span><text:span text:style-name="T22">);</text:span></text:p>
      <text:p text:style-name="P101"><text:span text:style-name="T16">public</text:span><text:span text:style-name="T22"> </text:span><text:span text:style-name="T16">void</text:span><text:span text:style-name="T22"> retrocedirAccio(String </text:span><text:span text:style-name="T46">processInstanceId</text:span><text:span text:style-name="T22">, String </text:span><text:span text:style-name="T46">actionName</text:span><text:span text:style-name="T22">, List&lt;String&gt; </text:span><text:span text:style-name="T46">params</text:span><text:span text:style-name="T22">);</text:span></text:p>
      <text:p text:style-name="P98"/>
      <text:list xml:id="list134324268531712" text:continue-numbering="true" text:style-name="WWNum1">
        <text:list-item>
          <text:h text:style-name="Heading_20_2" text:outline-level="2"><text:soft-page-break/>Mètodes pels Timers d'una tasca</text:h>
        </text:list-item>
      </text:list>
      <text:p text:style-name="Standard"/>
      <text:p text:style-name="P29">A Activiti els timers es defineixen en els events d'una tasca, i es pot definir quan comença, quant triga a començar, quantes vegades es repeteix o quan s'acaba. Veure el punt<text:span text:style-name="T70"> 8.2.2 </text:span><text:span text:style-name="T71">de</text:span> la guia d'usuari<text:span text:style-name="T72"> i el punt </text:span><text:a xlink:type="simple" xlink:href="https://www.activiti.org/userguide/#timerStartEventDescription" text:style-name="Internet_20_link" text:visited-style-name="Visited_20_Internet_20_Link"><text:span text:style-name="T72">8.2.8</text:span></text:a>. <text:span text:style-name="T73">No són propietats d'una tasca sinó que són com events externs, cal investigar més però no sembla que els mètodes tinguin equivalència i que els events de timers es puguin suspendre. En el punt 4.3.4 es descriu que quan es suspén una instància de procés els seus timers no s'executaran.</text:span></text:p>
      <text:p text:style-name="P30"/>
      <text:p text:style-name="P100"><text:span text:style-name="T17">//</text:span><text:span text:style-name="T16">public</text:span><text:span text:style-name="T22"> List&lt;Timer&gt; findTimersWithProcessInstanceId(String </text:span><text:span text:style-name="T46">processInstanceId</text:span><text:span text:style-name="T22">);</text:span></text:p>
      <text:p text:style-name="P113"><text:span text:style-name="T16">public</text:span><text:span text:style-name="T22"> </text:span><text:span text:style-name="T16">void</text:span><text:span text:style-name="T22"> suspendTimer(</text:span><text:span text:style-name="T16">long</text:span><text:span text:style-name="T22"> </text:span><text:span text:style-name="T46">timerId</text:span><text:span text:style-name="T22">, Date </text:span><text:span text:style-name="T46">dueDate</text:span><text:span text:style-name="T22">);</text:span></text:p>
      <text:p text:style-name="P113"><text:span text:style-name="T16">public</text:span><text:span text:style-name="T22"> </text:span><text:span text:style-name="T16">void</text:span><text:span text:style-name="T22"> resumeTimer(</text:span><text:span text:style-name="T16">long</text:span><text:span text:style-name="T22"> </text:span><text:span text:style-name="T46">timerId</text:span><text:span text:style-name="T22">, Date </text:span><text:span text:style-name="T46">dueDate</text:span><text:span text:style-name="T22">);</text:span></text:p>
      <text:p text:style-name="P30"/>
      <text:p text:style-name="P29"/>
      <text:list xml:id="list134324277287917" text:continue-numbering="true" text:style-name="WWNum1">
        <text:list-item>
          <text:h text:style-name="P118" text:outline-level="2">Mètodes de transició</text:h>
        </text:list-item>
      </text:list>
      <text:p text:style-name="P106"><text:span text:style-name="T21">public</text:span><text:span text:style-name="T44"> List&lt;String&gt; findStartTaskOutcomes(String </text:span><text:span text:style-name="T58">jbpmId</text:span><text:span text:style-name="T44">, String </text:span><text:span text:style-name="T58">taskName</text:span><text:span text:style-name="T44">);</text:span></text:p>
      <text:p text:style-name="P114"><text:span text:style-name="T21">public</text:span><text:span text:style-name="T44"> List&lt;String&gt; findTaskInstanceOutcomes(String </text:span><text:span text:style-name="T58">taskInstanceId</text:span><text:span text:style-name="T44">);</text:span></text:p>
      <text:p text:style-name="P106"><text:span text:style-name="T21">public</text:span><text:span text:style-name="T44"> List&lt;String&gt; findArrivingNodeNames(String </text:span><text:span text:style-name="T58">tokenId</text:span><text:span text:style-name="T44">); </text:span><text:span text:style-name="T67">// Retrocedir??</text:span></text:p>
      <text:p text:style-name="P107"><text:span text:style-name="T67"/></text:p>
      <text:p text:style-name="P107"><text:span text:style-name="T67"/></text:p>
      <text:list xml:id="list134323514984244" text:continue-numbering="true" text:style-name="WWNum1">
        <text:list-item>
          <text:h text:style-name="P119" text:outline-level="1">Retroacció</text:h>
        </text:list-item>
      </text:list>
      <text:p text:style-name="P110">S'ha d'anar molt en compte amb la retroacció perquè jBPM té logs i Activiiti té un historial.<text:span text:style-name="T74"> Revisar la classe RetroaccioHelper.</text:span></text:p>
      <text:p text:style-name="P110"/>
      <text:p text:style-name="P50">Versió</text:p>
      <text:p text:style-name="P48"/>
      <text:p text:style-name="P48">Versió prevista a partir de la qual la tasca estarà disponible. </text:p>
      <text:p text:style-name="P47"/>
      <text:p text:style-name="P50">Observacions</text:p>
      <text:p text:style-name="P48"/>
      <text:p text:style-name="P48">Observacions sobre la tasca.</text:p>
      <text:p text:style-name="P47"/>
      <text:p text:style-name="P50">Control de canvis</text:p>
      <text:p text:style-name="P47"/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41">Versió</text:p>
          </table:table-cell>
          <table:table-cell table:style-name="Taula2.A1" office:value-type="string">
            <text:p text:style-name="P41">Data</text:p>
          </table:table-cell>
          <table:table-cell table:style-name="Taula2.A1" office:value-type="string">
            <text:p text:style-name="P41">Autor</text:p>
          </table:table-cell>
          <table:table-cell table:style-name="Taula2.A1" office:value-type="string">
            <text:p text:style-name="P41">Modificació</text:p>
          </table:table-cell>
        </table:table-row>
        <table:table-row table:style-name="Taula2.1">
          <table:table-cell table:style-name="Taula2.A2" office:value-type="string">
            <text:p text:style-name="P37">1.0</text:p>
          </table:table-cell>
          <table:table-cell table:style-name="Taula2.B2" office:value-type="string">
            <text:p text:style-name="P37">DD/MM/AAAA</text:p>
          </table:table-cell>
          <table:table-cell table:style-name="Taula2.C2" office:value-type="string">
            <text:p text:style-name="P37">Proveïdor</text:p>
          </table:table-cell>
          <table:table-cell table:style-name="Taula2.D2" office:value-type="string">
            <text:p text:style-name="P37">Creació document</text:p>
          </table:table-cell>
        </table:table-row>
        <table:table-row table:style-name="Taula2.1">
          <table:table-cell table:style-name="Taula2.A3" office:value-type="string">
            <text:p text:style-name="P37"/>
          </table:table-cell>
          <table:table-cell table:style-name="Taula2.B3" office:value-type="string">
            <text:p text:style-name="P37"/>
          </table:table-cell>
          <table:table-cell table:style-name="Taula2.C3" office:value-type="string">
            <text:p text:style-name="P37"/>
          </table:table-cell>
          <table:table-cell table:style-name="Taula2.D3" office:value-type="string">
            <text:p text:style-name="P37"/>
          </table:table-cell>
        </table:table-row>
        <table:table-row table:style-name="Taula2.1">
          <table:table-cell table:style-name="Taula2.A4" office:value-type="string">
            <text:p text:style-name="P37"/>
          </table:table-cell>
          <table:table-cell table:style-name="Taula2.B4" office:value-type="string">
            <text:p text:style-name="P37"/>
          </table:table-cell>
          <table:table-cell table:style-name="Taula2.C4" office:value-type="string">
            <text:p text:style-name="P37"/>
          </table:table-cell>
          <table:table-cell table:style-name="Taula2.D4" office:value-type="string">
            <text:p text:style-name="P37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Monospace1" svg:font-family="Monospace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Consolas" svg:font-family="Consolas" style:font-family-generic="roman" style:font-pitch="variable"/>
    <style:font-face style:name="HelveticaBold" svg:font-family="HelveticaBold" style:font-family-generic="roman" style:font-pitch="variable"/>
    <style:font-face style:name="Liberation Serif" svg:font-family="'Liberation Serif'" style:font-family-generic="roman" style:font-pitch="variable"/>
    <style:font-face style:name="Lucida Grande" svg:font-family="'Lucida Grande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20%" fo:text-align="justify" style:justify-single-word="false" fo:orphans="2" fo:widows="2" style:writing-mode="lr-tb"/>
      <style:text-properties style:font-name="Arial" fo:font-family="Arial" style:font-family-generic="roman" style:font-pitch="variable" fo:font-size="10pt" fo:language="ca" fo:country="E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Num1" style:class="text">
      <style:paragraph-properties fo:margin-top="0.212cm" fo:margin-bottom="0.212cm" loext:contextual-spacing="false" fo:break-before="page" fo:keep-with-next="always"/>
      <style:text-properties fo:text-transform="uppercase" fo:font-size="16pt" fo:font-weight="bold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list-style-name="WWNum1" style:class="text">
      <style:paragraph-properties fo:margin-top="0cm" fo:margin-bottom="0.423cm" loext:contextual-spacing="false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list-style-name="WWNum1" style:class="text">
      <style:paragraph-properties fo:margin-top="0.423cm" fo:margin-bottom="0.212cm" loext:contextual-spacing="false" fo:keep-with-next="always"/>
      <style:text-properties fo:text-transform="uppercase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list-style-name="WWNum1" style:class="text">
      <style:paragraph-properties fo:keep-with-next="always"/>
      <style:text-properties fo:font-size="11pt" fo:font-weight="bold" style:font-size-asian="11pt" style:font-weight-asian="bold"/>
    </style:style>
    <style:style style:name="Heading_20_5" style:display-name="Heading 5" style:family="paragraph" style:parent-style-name="Standard" style:next-style-name="Standard" style:default-outline-level="5" style:list-style-name="WWNum1" style:class="text">
      <style:paragraph-properties fo:margin-top="0.423cm" fo:margin-bottom="0.106cm" loext:contextual-spacing="false"/>
      <style:text-properties fo:font-style="italic" fo:font-weight="bold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list-style-name="WWNum1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list-style-name="WWNum1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list-style-name="WWNum1" style:class="text">
      <style:paragraph-properties fo:margin-top="0.423cm" fo:margin-bottom="0.106cm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list-style-name="WWNum1" style:class="text">
      <style:paragraph-properties fo:margin-top="0.423cm" fo:margin-bottom="0.106cm" loext:contextual-spacing="false"/>
      <style:text-properties fo:font-size="9pt" fo:font-style="italic" fo:font-weight="bold" style:font-size-asian="9pt" style:font-style-asian="italic" style:font-weight-asian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CatSalut_20_10" style:display-name="CatSalut 10" style:family="paragraph" style:auto-update="true" style:default-outline-level="">
      <style:paragraph-properties style:line-height-at-least="0.353cm" fo:text-align="start" style:justify-single-word="false" fo:orphans="2" fo:widows="2" style:writing-mode="lr-tb"/>
      <style:text-properties style:font-name="Arial" fo:font-family="Arial" style:font-family-generic="roman" style:font-pitch="variable" fo:font-size="10pt" fo:language="ca" fo:country="ES" style:font-size-asian="10pt" style:font-name-complex="Arial1" style:font-family-complex="Arial" style:font-family-generic-complex="system" style:font-pitch-complex="variable" style:font-size-complex="9pt"/>
    </style:style>
    <style:style style:name="CatSalut_20_capitol" style:display-name="CatSalut capitol" style:family="paragraph" style:parent-style-name="Heading_20_2" style:auto-update="true" style:default-outline-level="" style:list-style-name="">
      <style:paragraph-properties fo:margin-top="0.423cm" fo:margin-bottom="0.106cm" loext:contextual-spacing="false" fo:line-height="100%" fo:padding-left="0cm" fo:padding-right="0cm" fo:padding-top="0.035cm" fo:padding-bottom="0cm" fo:border-left="none" fo:border-right="none" fo:border-top="0.26pt solid #00000a" fo:border-bottom="none"/>
      <style:text-properties fo:font-size="12pt" style:font-size-asian="12pt" style:language-asian="es" style:country-asian="ES" style:font-name-complex="Arial1" style:font-family-complex="Arial" style:font-family-generic-complex="system" style:font-pitch-complex="variable"/>
    </style:style>
    <style:style style:name="Normal_20_IBM" style:display-name="Normal IBM" style:family="paragraph" style:parent-style-name="Standard" style:auto-update="true" style:default-outline-level="">
      <style:paragraph-properties fo:margin-top="0.212cm" fo:margin-bottom="0cm" loext:contextual-spacing="false" fo:line-height="100%">
        <style:tab-stops>
          <style:tab-stop style:position="0.63cm"/>
        </style:tab-stops>
      </style:paragraph-properties>
      <style:text-properties style:language-asian="es" style:country-asian="ES" style:font-size-complex="12pt"/>
    </style:style>
    <style:style style:name="CatSalut_20_tasca" style:display-name="CatSalut tasca" style:family="paragraph" style:parent-style-name="Standard" style:auto-update="true" style:default-outline-level="2" style:list-style-name="">
      <style:paragraph-properties fo:margin-left="2.752cm" fo:margin-right="4.701cm" style:line-height-at-least="0cm" fo:text-align="start" style:justify-single-word="false" fo:keep-together="always" fo:text-indent="-2.752cm" style:auto-text-indent="false" fo:keep-with-next="always"/>
      <style:text-properties style:font-name="HelveticaBold" fo:font-family="HelveticaBold" style:font-family-generic="roman" style:font-pitch="variable" fo:font-size="16pt" fo:font-weight="bold" style:letter-kerning="true" style:font-size-asian="16pt" style:language-asian="es" style:country-asian="ES" style:font-weight-asian="bold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cm" fo:margin-bottom="0.494cm" loext:contextual-spacing="false" fo:text-align="start" style:justify-single-word="false"/>
      <style:text-properties style:font-name="Times New Roman" fo:font-family="'Times New Roman'" style:font-family-generic="roman" style:font-pitch="variable" fo:font-size="12pt" fo:language="es" fo:country="ES" style:font-size-asian="12pt" style:language-asian="es" style:country-asian="ES" style:font-size-complex="12pt"/>
    </style:style>
    <style:style style:name="Normal_20_2" style:display-name="Normal 2" style:family="paragraph" style:default-outline-level="">
      <style:paragraph-properties fo:margin-top="0.106cm" fo:margin-bottom="0.141cm" loext:contextual-spacing="false" fo:line-height="12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tSalut_20_subtitol" style:display-name="CatSalut subtitol" style:family="paragraph" style:parent-style-name="Heading_20_3" style:list-style-name="">
      <style:text-properties fo:text-transform="capitalize" style:font-name="Calibri" fo:font-family="Calibri" style:font-family-generic="swiss" style:font-pitch="variable" fo:font-size="13pt" style:font-size-asian="13pt" style:font-size-complex="13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/>
    <style:style style:name="Subtitle" style:family="paragraph" style:parent-style-name="Heading" style:class="chapter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Heading_20_1_20_Char" style:display-name="Heading 1 Char" style:family="text" style:parent-style-name="Default_20_Paragraph_20_Font">
      <style:text-properties fo:text-transform="uppercase" style:font-name="Arial" fo:font-family="Arial" style:font-family-generic="roman" style:font-pitch="variable" fo:font-size="16pt" fo:language="ca" fo:country="ES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4pt" fo:language="ca" fo:country="ES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3_20_Char" style:display-name="Heading 3 Char" style:family="text" style:parent-style-name="Default_20_Paragraph_20_Font">
      <style:text-properties fo:text-transform="uppercase" style:font-name="Arial" fo:font-family="Arial" style:font-family-generic="roman" style:font-pitch="variable" fo:language="ca" fo:country="ES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1pt" fo:language="ca" fo:country="ES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0pt" fo:language="ca" fo:country="ES" fo:font-style="italic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6_20_Char" style:display-name="Heading 6 Char" style:family="text" style:parent-style-name="Default_20_Paragraph_20_Font">
      <style:text-properties style:font-name="Times New Roman" fo:font-family="'Times New Roman'" style:font-family-generic="roman" style:font-pitch="variable" fo:font-size="11pt" fo:language="ca" fo:country="ES" fo:font-style="italic" style:font-name-asian="Times New Roman1" style:font-family-asian="'Times New Roman'" style:font-family-generic-asian="system" style:font-pitch-asian="variable" style:font-size-asian="11pt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0pt" fo:language="ca" fo:country="E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0pt" fo:language="ca" fo:country="ES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9pt" fo:language="ca" fo:country="ES" fo:font-style="italic" fo:font-weight="bold" style:font-name-asian="Times New Roman1" style:font-family-asian="'Times New Roman'" style:font-family-generic-asian="system" style:font-pitch-asian="variable" style:font-size-asian="9pt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CatSalut_20_10_20_Car" style:display-name="CatSalut 10 Car" style:family="text">
      <style:text-properties style:font-name="Arial" fo:font-family="Arial" style:font-family-generic="roman" style:font-pitch="variable" fo:font-size="10pt" fo:language="ca" fo:country="ES" style:font-size-asian="10pt" style:font-name-complex="Arial1" style:font-family-complex="Arial" style:font-family-generic-complex="system" style:font-pitch-complex="variable" style:font-size-complex="9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3" style:family="table">
      <style:table-properties style:width="16.503cm" fo:margin-left="0cm" fo:margin-top="0cm" fo:margin-bottom="0cm" table:align="left" style:writing-mode="lr-tb"/>
    </style:style>
    <style:style style:name="Taula3.A" style:family="table-column">
      <style:table-column-properties style:column-width="4.75cm"/>
    </style:style>
    <style:style style:name="Taula3.B" style:family="table-column">
      <style:table-column-properties style:column-width="2.551cm"/>
    </style:style>
    <style:style style:name="Taula3.C" style:family="table-column">
      <style:table-column-properties style:column-width="2.223cm"/>
    </style:style>
    <style:style style:name="Taula3.D" style:family="table-column">
      <style:table-column-properties style:column-width="6.98cm"/>
    </style:style>
    <style:style style:name="Taula3.1" style:family="table-row">
      <style:table-row-properties fo:keep-together="auto"/>
    </style:style>
    <style:style style:name="Taula3.A1" style:family="table-cell">
      <style:table-cell-properties style:vertical-align="middle" fo:padding-left="0.123cm" fo:padding-right="0.123cm" fo:padding-top="0cm" fo:padding-bottom="0cm" fo:border-left="none" fo:border-right="none" fo:border-top="0.5pt solid #00000a" fo:border-bottom="none"/>
    </style:style>
    <style:style style:name="Taula3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Header">
      <style:paragraph-properties fo:text-align="end" style:justify-single-word="false"/>
      <style:text-properties fo:color="#cc3300" style:font-name="Calibri1" fo:font-weight="bold" style:font-weight-asian="bold" style:font-name-complex="Arial1"/>
    </style:style>
    <style:style style:name="MP2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1" fo:font-size="11pt" style:font-size-asian="11pt" style:font-size-complex="11pt"/>
    </style:style>
    <style:style style:name="MP3" style:family="paragraph" style:parent-style-name="Standard">
      <style:paragraph-properties fo:text-align="end" style:justify-single-word="false"/>
    </style:style>
    <style:style style:name="MP4" style:family="paragraph" style:parent-style-name="Footer">
      <style:paragraph-properties fo:margin-left="-0.123cm" fo:margin-right="0cm" fo:text-indent="0cm" style:auto-text-indent="false"/>
      <style:text-properties style:font-name="Calibri1" fo:font-size="11pt" style:font-size-asian="11pt"/>
    </style:style>
    <style:style style:name="MP5" style:family="paragraph" style:parent-style-name="Footer">
      <style:paragraph-properties fo:text-align="end" style:justify-single-word="false"/>
      <style:text-properties style:font-name="Calibri1" fo:font-size="11pt" style:font-size-asian="11pt"/>
    </style:style>
    <style:style style:name="MT1" style:family="text">
      <style:text-properties style:font-name="Calibri1" fo:font-size="11pt" style:font-size-asian="11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.501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number:date-style style:name="N10121" number:language="en" number:country="US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Oficina Tècnica de Direcció de Projecte<draw:frame draw:style-name="Mfr1" draw:name="Picture 14" text:anchor-type="char" svg:x="-0.318cm" svg:y="-0.519cm" svg:width="9.613cm" svg:height="1.318cm" draw:z-index="14"><draw:image xlink:href="Pictures/10000201000002E500000066846385532C7BB215.png" xlink:type="simple" xlink:show="embed" xlink:actuate="onLoad"/></draw:frame></text:p>
        <text:p text:style-name="Header"/>
      </style:header>
      <style:footer>
        <table:table table:name="Taula3" table:style-name="Taula3">
          <table:table-column table:style-name="Taula3.A"/>
          <table:table-column table:style-name="Taula3.B"/>
          <table:table-column table:style-name="Taula3.C"/>
          <table:table-column table:style-name="Taula3.D"/>
          <table:table-row table:style-name="Taula3.1">
            <table:table-cell table:style-name="Taula3.A1" table:number-columns-spanned="3" office:value-type="string">
              <text:p text:style-name="MP2"><text:file-name text:display="name-and-extension">WorkFlowApi.odt</text:file-name></text:p>
            </table:table-cell>
            <table:covered-table-cell/>
            <table:covered-table-cell/>
            <table:table-cell table:style-name="Taula3.A1" office:value-type="string">
              <text:p text:style-name="MP3"><text:span text:style-name="MT1">Pàgina </text:span><text:span text:style-name="MT1"><text:page-number text:select-page="current">13</text:page-number></text:span><text:span text:style-name="MT1"> / </text:span><text:span text:style-name="MT1"><text:page-count>15</text:page-count></text:span></text:p>
            </table:table-cell>
          </table:table-row>
          <table:table-row table:style-name="Taula3.1">
            <table:table-cell table:style-name="Taula3.A2" office:value-type="string">
              <text:p text:style-name="MP4">Estrictament Confidencial</text:p>
            </table:table-cell>
            <table:table-cell table:style-name="Taula3.A2" office:value-type="string">
              <text:p text:style-name="MP5">Data:</text:p>
            </table:table-cell>
            <table:table-cell table:style-name="Taula3.A2" office:value-type="string">
              <text:p text:style-name="Footer"><text:date style:data-style-name="N10121" text:date-value="2017-02-28T13:43:22.396999974">28/02/2017</text:date></text:p>
            </table:table-cell>
            <table:table-cell table:style-name="Taula3.A2" office:value-type="string">
              <text:p text:style-name="MP5"><text:s text:c="5"/>Document de treball intern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Ángel Fernández Carnero</meta:initial-creator>
    <meta:editing-cycles>63</meta:editing-cycles>
    <meta:creation-date>2016-01-12T07:47:00</meta:creation-date>
    <dc:date>2017-02-28T13:43:22.201000000</dc:date>
    <meta:editing-duration>P6DT11H42M29S</meta:editing-duration>
    <meta:generator>LibreOffice/5.1.6.2$Windows_x86 LibreOffice_project/07ac168c60a517dba0f0d7bc7540f5afa45f0909</meta:generator>
    <meta:document-statistic meta:table-count="2" meta:image-count="1" meta:object-count="0" meta:page-count="15" meta:paragraph-count="240" meta:word-count="1262" meta:character-count="11614" meta:non-whitespace-character-count="1032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